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39in"/>
    </style:style>
    <style:style style:name="co3" style:family="table-column">
      <style:table-column-properties fo:break-before="auto" style:column-width="0.6846in"/>
    </style:style>
    <style:style style:name="co4" style:family="table-column">
      <style:table-column-properties fo:break-before="auto" style:column-width="1.5118in"/>
    </style:style>
    <style:style style:name="co5" style:family="table-column">
      <style:table-column-properties fo:break-before="auto" style:column-width="1.0445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1.0189in"/>
    </style:style>
    <style:style style:name="co8" style:family="table-column">
      <style:table-column-properties fo:break-before="auto" style:column-width="1.0701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99cc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ffcc" style:text-align-source="fix" style:repeat-content="false" fo:border="0.0008in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ffcc" fo:border="0.0008in solid #000000"/>
      <style:text-properties fo:font-weight="bold" style:font-weight-asian="bold" style:font-weight-complex="bold"/>
    </style:style>
    <style:style style:name="ce18" style:family="table-cell" style:parent-style-name="Default" style:data-style-name="N117">
      <style:table-cell-properties fo:background-color="#ccffcc"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 style:text-align-source="fix" style:repeat-content="false" fo:border="0.0008in solid #000000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ff"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7">
      <style:table-cell-properties fo:background-color="#99ccff"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08in solid #000000"/>
    </style:style>
    <style:style style:name="ce9" style:family="table-cell" style:parent-style-name="Default">
      <style:table-cell-properties fo:background-color="#99ccff" fo:border="0.0008in solid #000000"/>
    </style:style>
    <style:style style:name="ce27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0.0008in solid #000000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008in solid #000000" fo:background-color="#99ccff" fo:border-left="none" fo:border-right="none" fo:border-top="0.0008in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17">
      <style:table-cell-properties fo:border-bottom="0.0008in solid #000000" fo:background-color="#99ccff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008in solid #000000" fo:background-color="#99ccff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7"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ccff99" style:text-align-source="fix" style:repeat-content="false" fo:border-left="0.0008in solid #000000" fo:border-right="none" fo:border-top="0.0008in solid #000000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008in solid #000000" fo:background-color="#ccff99" style:text-align-source="fix" style:repeat-content="false" fo:border-left="0.0008in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17">
      <style:table-cell-properties fo:border-bottom="none" fo:background-color="#ccff99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117">
      <style:table-cell-properties fo:border-bottom="0.0008in solid #000000" fo:background-color="#ccff99" style:text-align-source="fix" style:repeat-content="false" fo:border-left="none" fo:border-right="0.0008in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JustDataForLab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number-columns-repeated="2" table:default-cell-style-name="ce11"/>
        <table:table-column table:style-name="co4" table:default-cell-style-name="ce11"/>
        <table:table-column table:style-name="co5" table:default-cell-style-name="ce2"/>
        <table:table-column table:style-name="co6" table:default-cell-style-name="ce11"/>
        <table:table-column table:style-name="co1" table:default-cell-style-name="ce11"/>
        <table:table-column table:style-name="co1" table:number-columns-repeated="1014" table:default-cell-style-name="Default"/>
        <table:table-row table:style-name="ro1">
          <table:table-cell table:number-columns-repeated="4"/>
          <table:table-cell table:style-name="ce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2">
          <table:table-cell office:value-type="string">
            <text:p>*The 2<text:span text:style-name="T1">nd</text:span> sheet uses this expected m &amp; b.</text:p>
          </table:table-cell>
          <table:table-cell table:number-columns-repeated="3"/>
          <table:table-cell table:style-name="ce2"/>
          <table:table-cell table:style-name="ce12" office:value-type="string">
            <text:p>Least Squares Curve Fit for a Line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3"/>
          <table:table-cell table:style-name="ce16"/>
          <table:table-cell table:style-name="ce1" table:number-columns-repeated="1015"/>
        </table:table-row>
        <table:table-row table:style-name="ro1">
          <table:table-cell table:style-name="ce1"/>
          <table:table-cell table:style-name="ce4" office:value-type="string" table:number-columns-spanned="4" table:number-rows-spanned="1">
            <text:p>Calculated with errors</text:p>
          </table:table-cell>
          <table:covered-table-cell table:number-columns-repeated="3" table:style-name="ce3"/>
          <table:table-cell table:style-name="ce13" office:value-type="string" table:number-columns-spanned="2" table:number-rows-spanned="1">
            <text:p>Expected</text:p>
          </table:table-cell>
          <table:covered-table-cell table:style-name="ce1"/>
          <table:table-cell table:style-name="ce1"/>
          <table:table-cell table:style-name="ce16" office:value-type="float" office:value="4514">
            <text:p>4514.00</text:p>
          </table:table-cell>
          <table:table-cell table:style-name="ce1" office:value-type="string">
            <text:p><text:s/>= SumX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5" office:value-type="string">
            <text:p><text:s/>m' = </text:p>
          </table:table-cell>
          <table:table-cell table:style-name="ce6" office:value-type="string" table:number-columns-spanned="3" table:number-rows-spanned="1">
            <text:p>(Sy'*Sx-(n*Sxy')) / ((Sx)^2-(n*Sx^2))</text:p>
          </table:table-cell>
          <table:covered-table-cell table:number-columns-repeated="2" table:style-name="ce8"/>
          <table:table-cell table:style-name="ce14" office:value-type="string">
            <text:p>m = </text:p>
          </table:table-cell>
          <table:table-cell table:style-name="ce17" office:value-type="string">
            <text:p>(Y2-Y1)/(X2-X1)</text:p>
          </table:table-cell>
          <table:table-cell table:style-name="ce1"/>
          <table:table-cell table:style-name="ce16" office:value-type="float" office:value="1880.59273054707">
            <text:p>1880.59</text:p>
          </table:table-cell>
          <table:table-cell table:style-name="ce1" office:value-type="string">
            <text:p><text:s/>= SumY'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5" office:value-type="string">
            <text:p><text:s/>b' = </text:p>
          </table:table-cell>
          <table:table-cell table:style-name="ce6" office:value-type="string" table:number-columns-spanned="3" table:number-rows-spanned="1">
            <text:p>(Sy'-(mSx))/n</text:p>
          </table:table-cell>
          <table:covered-table-cell table:style-name="ce6"/>
          <table:covered-table-cell table:style-name="ce10"/>
          <table:table-cell table:style-name="ce14" office:value-type="string">
            <text:p>b = </text:p>
          </table:table-cell>
          <table:table-cell table:style-name="ce17" office:value-type="string">
            <text:p>-32*m</text:p>
          </table:table-cell>
          <table:table-cell table:style-name="ce1"/>
          <table:table-cell table:style-name="ce16" office:value-type="float" office:value="656158">
            <text:p>656158.00</text:p>
          </table:table-cell>
          <table:table-cell table:style-name="ce1" office:value-type="string">
            <text:p><text:s/>= SumX*X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5" office:value-type="string">
            <text:p>Derived m' =</text:p>
          </table:table-cell>
          <table:table-cell table:style-name="ce6" office:value-type="float" office:value="0.5629" table:number-columns-spanned="3" table:number-rows-spanned="1">
            <text:p>0.5629</text:p>
          </table:table-cell>
          <table:covered-table-cell table:style-name="ce9"/>
          <table:covered-table-cell table:style-name="ce7"/>
          <table:table-cell table:style-name="ce14" office:value-type="string">
            <text:p>m = </text:p>
          </table:table-cell>
          <table:table-cell table:style-name="ce18" table:formula="of:=([.E31]-[.E18])/([.D31]-[.D18])" office:value-type="float" office:value="0.555555555555555">
            <text:p>0.5556</text:p>
          </table:table-cell>
          <table:table-cell table:style-name="ce1"/>
          <table:table-cell table:style-name="ce16" office:value-type="float" office:value="288785.194936464">
            <text:p>288785.19</text:p>
          </table:table-cell>
          <table:table-cell table:style-name="ce1" office:value-type="string">
            <text:p><text:s/>= SumX*Y'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5" office:value-type="string">
            <text:p>Derived b' =</text:p>
          </table:table-cell>
          <table:table-cell table:style-name="ce7" office:value-type="float" office:value="-17.8413" table:number-columns-spanned="3" table:number-rows-spanned="1">
            <text:p>-17.8413</text:p>
          </table:table-cell>
          <table:covered-table-cell table:style-name="ce9"/>
          <table:covered-table-cell table:style-name="ce7"/>
          <table:table-cell table:style-name="ce14" office:value-type="string">
            <text:p>b = </text:p>
          </table:table-cell>
          <table:table-cell table:style-name="ce18" table:formula="of:=-32*[.G7]" office:value-type="float" office:value="-17.7777777777778">
            <text:p>-17.7778</text:p>
          </table:table-cell>
          <table:table-cell table:style-name="ce1"/>
          <table:table-cell table:style-name="Default" table:number-columns-repeated="2"/>
          <table:table-cell table:style-name="ce1" table:number-columns-repeated="1014"/>
        </table:table-row>
        <table:table-row table:style-name="ro1">
          <table:table-cell table:style-name="ce1"/>
          <table:table-cell table:style-name="ce5" office:value-type="string" table:number-columns-spanned="2" table:number-rows-spanned="1">
            <text:p><text:s/>Error Magnitude =</text:p>
          </table:table-cell>
          <table:covered-table-cell table:style-name="ce5" office:value-type="string">
            <text:p><text:s/>Error Magnitude =</text:p>
          </table:covered-table-cell>
          <table:table-cell table:style-name="ce6" office:value-type="float" office:value="7.5" table:number-columns-spanned="2" table:number-rows-spanned="1">
            <text:p>7.5</text:p>
          </table:table-cell>
          <table:covered-table-cell table:style-name="ce6"/>
          <table:table-cell table:style-name="ce15" table:number-columns-repeated="2"/>
          <table:table-cell table:style-name="ce1"/>
          <table:table-cell table:style-name="Default" table:number-columns-repeated="2"/>
          <table:table-cell table:style-name="ce1" table:number-columns-repeated="1014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3"/>
          <table:table-cell table:style-name="ce16"/>
          <table:table-cell table:style-name="ce1" table:number-columns-repeated="1015"/>
        </table:table-row>
        <table:table-row table:style-name="ro1">
          <table:table-cell table:number-columns-repeated="4"/>
          <table:table-cell table:style-name="ce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table:style-name="ce2"/>
          <table:table-cell table:style-name="ce3" office:value-type="string">
            <text:p>Static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3" office:value-type="string">
            <text:p>Count</text:p>
          </table:table-cell>
          <table:table-cell table:style-name="ce3" office:value-type="string">
            <text:p>Deg F^0</text:p>
          </table:table-cell>
          <table:table-cell table:style-name="ce3" office:value-type="string">
            <text:p>Deg F</text:p>
          </table:table-cell>
          <table:table-cell table:style-name="ce3" office:value-type="string">
            <text:p>Deg C</text:p>
          </table:table-cell>
          <table:table-cell table:style-name="ce16" office:value-type="string">
            <text:p>Error</text:p>
          </table:table-cell>
          <table:table-cell table:style-name="ce16" office:value-type="string">
            <text:p>Measurement</text:p>
          </table:table-cell>
          <table:table-cell table:style-name="ce3" office:value-type="string">
            <text:p>For Summing</text:p>
          </table:table-cell>
          <table:table-cell table:style-name="ce16" office:value-type="string">
            <text:p>For Summing</text:p>
          </table:table-cell>
          <table:table-cell table:style-name="ce16" office:value-type="string">
            <text:p>Calculated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 office:value-type="string">
            <text:p>n</text:p>
          </table:table-cell>
          <table:table-cell table:style-name="ce3" office:value-type="string">
            <text:p>X^0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16" office:value-type="string">
            <text:p>e</text:p>
          </table:table-cell>
          <table:table-cell table:style-name="ce16" office:value-type="string">
            <text:p>Y'</text:p>
          </table:table-cell>
          <table:table-cell table:style-name="ce3" office:value-type="string">
            <text:p>X*X</text:p>
          </table:table-cell>
          <table:table-cell table:style-name="ce16" office:value-type="string">
            <text:p>X*Y'</text:p>
          </table:table-cell>
          <table:table-cell table:style-name="ce16" office:value-type="string">
            <text:p>Y</text:p>
          </table:table-cell>
          <table:table-cell table:style-name="ce1" table:number-columns-repeated="1014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table:number-columns-repeated="2" office:value-type="float" office:value="-1.22002754593268">
            <text:p>-1.22</text:p>
          </table:table-cell>
          <table:table-cell office:value-type="float" office:value="1024">
            <text:p>1024</text:p>
          </table:table-cell>
          <table:table-cell office:value-type="float" office:value="-39.0408814698458">
            <text:p>-39.04</text:p>
          </table:table-cell>
          <table:table-cell office:value-type="float" office:value="0.17003242469589">
            <text:p>0.1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.77777777777778">
            <text:p>2.78</text:p>
          </table:table-cell>
          <table:table-cell office:value-type="float" office:value="-2.48023618245497">
            <text:p>-2.48</text:p>
          </table:table-cell>
          <table:table-cell office:value-type="float" office:value="0.297541595322805">
            <text:p>0.30</text:p>
          </table:table-cell>
          <table:table-cell office:value-type="float" office:value="1369">
            <text:p>1369</text:p>
          </table:table-cell>
          <table:table-cell office:value-type="float" office:value="11.0090390269438">
            <text:p>11.01</text:p>
          </table:table-cell>
          <table:table-cell office:value-type="float" office:value="2.98429898750868">
            <text:p>2.9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5.55555555555556">
            <text:p>5.56</text:p>
          </table:table-cell>
          <table:table-cell office:value-type="float" office:value="-6.9306972110644">
            <text:p>-6.93</text:p>
          </table:table-cell>
          <table:table-cell office:value-type="float" office:value="-1.37514165550884">
            <text:p>-1.38</text:p>
          </table:table-cell>
          <table:table-cell office:value-type="float" office:value="1764">
            <text:p>1764</text:p>
          </table:table-cell>
          <table:table-cell office:value-type="float" office:value="-57.7559495313713">
            <text:p>-57.76</text:p>
          </table:table-cell>
          <table:table-cell office:value-type="float" office:value="5.79856555032148">
            <text:p>5.8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8.33333333333333">
            <text:p>8.33</text:p>
          </table:table-cell>
          <table:table-cell office:value-type="float" office:value="6.61259650136344">
            <text:p>6.61</text:p>
          </table:table-cell>
          <table:table-cell office:value-type="float" office:value="14.9459298346968">
            <text:p>14.95</text:p>
          </table:table-cell>
          <table:table-cell office:value-type="float" office:value="2209">
            <text:p>2209</text:p>
          </table:table-cell>
          <table:table-cell office:value-type="float" office:value="702.458702230748">
            <text:p>702.46</text:p>
          </table:table-cell>
          <table:table-cell office:value-type="float" office:value="8.61283211313427">
            <text:p>8.6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1.1111111111111">
            <text:p>11.11</text:p>
          </table:table-cell>
          <table:table-cell office:value-type="float" office:value="-2.50674493960105">
            <text:p>-2.51</text:p>
          </table:table-cell>
          <table:table-cell office:value-type="float" office:value="8.60436617151006">
            <text:p>8.60</text:p>
          </table:table-cell>
          <table:table-cell office:value-type="float" office:value="2704">
            <text:p>2704</text:p>
          </table:table-cell>
          <table:table-cell office:value-type="float" office:value="447.427040918523">
            <text:p>447.43</text:p>
          </table:table-cell>
          <table:table-cell office:value-type="float" office:value="11.4270986759471">
            <text:p>11.4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.8888888888889">
            <text:p>13.89</text:p>
          </table:table-cell>
          <table:table-cell office:value-type="float" office:value="6.81542593985796">
            <text:p>6.82</text:p>
          </table:table-cell>
          <table:table-cell office:value-type="float" office:value="20.7043148287468">
            <text:p>20.70</text:p>
          </table:table-cell>
          <table:table-cell office:value-type="float" office:value="3249">
            <text:p>3249</text:p>
          </table:table-cell>
          <table:table-cell office:value-type="float" office:value="1180.14594523857">
            <text:p>1180.15</text:p>
          </table:table-cell>
          <table:table-cell office:value-type="float" office:value="14.2413652387599">
            <text:p>14.2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6.6666666666667">
            <text:p>16.67</text:p>
          </table:table-cell>
          <table:table-cell office:value-type="float" office:value="-2.32661550398916">
            <text:p>-2.33</text:p>
          </table:table-cell>
          <table:table-cell office:value-type="float" office:value="14.3400511626775">
            <text:p>14.34</text:p>
          </table:table-cell>
          <table:table-cell office:value-type="float" office:value="3844">
            <text:p>3844</text:p>
          </table:table-cell>
          <table:table-cell office:value-type="float" office:value="889.083172086005">
            <text:p>889.08</text:p>
          </table:table-cell>
          <table:table-cell office:value-type="float" office:value="17.0556318015727">
            <text:p>17.0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9.4444444444444">
            <text:p>19.44</text:p>
          </table:table-cell>
          <table:table-cell office:value-type="float" office:value="2.53598521929234">
            <text:p>2.54</text:p>
          </table:table-cell>
          <table:table-cell office:value-type="float" office:value="21.9804296637368">
            <text:p>21.98</text:p>
          </table:table-cell>
          <table:table-cell office:value-type="float" office:value="4489">
            <text:p>4489</text:p>
          </table:table-cell>
          <table:table-cell office:value-type="float" office:value="1472.68878747036">
            <text:p>1472.69</text:p>
          </table:table-cell>
          <table:table-cell office:value-type="float" office:value="19.8698983643855">
            <text:p>19.8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2.2222222222222">
            <text:p>22.22</text:p>
          </table:table-cell>
          <table:table-cell office:value-type="float" office:value="-5.2914720098488">
            <text:p>-5.29</text:p>
          </table:table-cell>
          <table:table-cell office:value-type="float" office:value="16.9307502123734">
            <text:p>16.93</text:p>
          </table:table-cell>
          <table:table-cell office:value-type="float" office:value="5184">
            <text:p>5184</text:p>
          </table:table-cell>
          <table:table-cell office:value-type="float" office:value="1219.01401529089">
            <text:p>1219.01</text:p>
          </table:table-cell>
          <table:table-cell office:value-type="float" office:value="22.6841649271982">
            <text:p>22.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25">
            <text:p>25.00</text:p>
          </table:table-cell>
          <table:table-cell office:value-type="float" office:value="-0.404683977831155">
            <text:p>-0.40</text:p>
          </table:table-cell>
          <table:table-cell office:value-type="float" office:value="24.5953160221688">
            <text:p>24.60</text:p>
          </table:table-cell>
          <table:table-cell office:value-type="float" office:value="5929">
            <text:p>5929</text:p>
          </table:table-cell>
          <table:table-cell office:value-type="float" office:value="1893.839333707">
            <text:p>1893.84</text:p>
          </table:table-cell>
          <table:table-cell office:value-type="float" office:value="25.498431490011">
            <text:p>25.5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7.7777777777778">
            <text:p>27.78</text:p>
          </table:table-cell>
          <table:table-cell office:value-type="float" office:value="1.55481559108011">
            <text:p>1.55</text:p>
          </table:table-cell>
          <table:table-cell office:value-type="float" office:value="29.3325933688579">
            <text:p>29.33</text:p>
          </table:table-cell>
          <table:table-cell office:value-type="float" office:value="6724">
            <text:p>6724</text:p>
          </table:table-cell>
          <table:table-cell office:value-type="float" office:value="2405.27265624635">
            <text:p>2405.27</text:p>
          </table:table-cell>
          <table:table-cell office:value-type="float" office:value="28.3126980528238">
            <text:p>28.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30.5555555555556">
            <text:p>30.56</text:p>
          </table:table-cell>
          <table:table-cell office:value-type="float" office:value="2.69255269202404">
            <text:p>2.69</text:p>
          </table:table-cell>
          <table:table-cell office:value-type="float" office:value="33.2481082475796">
            <text:p>33.25</text:p>
          </table:table-cell>
          <table:table-cell office:value-type="float" office:value="7569">
            <text:p>7569</text:p>
          </table:table-cell>
          <table:table-cell office:value-type="float" office:value="2892.58541753942">
            <text:p>2892.59</text:p>
          </table:table-cell>
          <table:table-cell office:value-type="float" office:value="31.1269646156366">
            <text:p>31.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33.3333333333333">
            <text:p>33.33</text:p>
          </table:table-cell>
          <table:table-cell office:value-type="float" office:value="-6.08360347570851">
            <text:p>-6.08</text:p>
          </table:table-cell>
          <table:table-cell office:value-type="float" office:value="27.2497298576248">
            <text:p>27.25</text:p>
          </table:table-cell>
          <table:table-cell office:value-type="float" office:value="8464">
            <text:p>8464</text:p>
          </table:table-cell>
          <table:table-cell office:value-type="float" office:value="2506.97514690148">
            <text:p>2506.98</text:p>
          </table:table-cell>
          <table:table-cell office:value-type="float" office:value="33.9412311784494">
            <text:p>33.9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36.1111111111111">
            <text:p>36.11</text:p>
          </table:table-cell>
          <table:table-cell office:value-type="float" office:value="3.37303577223793">
            <text:p>3.37</text:p>
          </table:table-cell>
          <table:table-cell office:value-type="float" office:value="39.484146883349">
            <text:p>39.48</text:p>
          </table:table-cell>
          <table:table-cell office:value-type="float" office:value="9409">
            <text:p>9409</text:p>
          </table:table-cell>
          <table:table-cell office:value-type="float" office:value="3829.96224768486">
            <text:p>3829.96</text:p>
          </table:table-cell>
          <table:table-cell office:value-type="float" office:value="36.7554977412622">
            <text:p>36.7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38.8888888888889">
            <text:p>38.89</text:p>
          </table:table-cell>
          <table:table-cell office:value-type="float" office:value="5.17667561885901">
            <text:p>5.18</text:p>
          </table:table-cell>
          <table:table-cell office:value-type="float" office:value="44.0655645077479">
            <text:p>44.07</text:p>
          </table:table-cell>
          <table:table-cell office:value-type="float" office:value="10404">
            <text:p>10404</text:p>
          </table:table-cell>
          <table:table-cell office:value-type="float" office:value="4494.68757979029">
            <text:p>4494.69</text:p>
          </table:table-cell>
          <table:table-cell office:value-type="float" office:value="39.569764304075">
            <text:p>39.5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41.6666666666667">
            <text:p>41.67</text:p>
          </table:table-cell>
          <table:table-cell office:value-type="float" office:value="-4.17413176037371">
            <text:p>-4.17</text:p>
          </table:table-cell>
          <table:table-cell office:value-type="float" office:value="37.492534906293">
            <text:p>37.49</text:p>
          </table:table-cell>
          <table:table-cell office:value-type="float" office:value="11449">
            <text:p>11449</text:p>
          </table:table-cell>
          <table:table-cell office:value-type="float" office:value="4011.70123497335">
            <text:p>4011.70</text:p>
          </table:table-cell>
          <table:table-cell office:value-type="float" office:value="42.3840308668878">
            <text:p>42.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44.4444444444444">
            <text:p>44.44</text:p>
          </table:table-cell>
          <table:table-cell office:value-type="float" office:value="2.68153427867219">
            <text:p>2.68</text:p>
          </table:table-cell>
          <table:table-cell office:value-type="float" office:value="47.1259787231166">
            <text:p>47.13</text:p>
          </table:table-cell>
          <table:table-cell office:value-type="float" office:value="12544">
            <text:p>12544</text:p>
          </table:table-cell>
          <table:table-cell office:value-type="float" office:value="5278.10961698906">
            <text:p>5278.11</text:p>
          </table:table-cell>
          <table:table-cell office:value-type="float" office:value="45.1982974297006">
            <text:p>45.2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47.2222222222222">
            <text:p>47.22</text:p>
          </table:table-cell>
          <table:table-cell office:value-type="float" office:value="4.68488927464932">
            <text:p>4.68</text:p>
          </table:table-cell>
          <table:table-cell office:value-type="float" office:value="51.9071114968715">
            <text:p>51.91</text:p>
          </table:table-cell>
          <table:table-cell office:value-type="float" office:value="13689">
            <text:p>13689</text:p>
          </table:table-cell>
          <table:table-cell office:value-type="float" office:value="6073.13204513397">
            <text:p>6073.13</text:p>
          </table:table-cell>
          <table:table-cell office:value-type="float" office:value="48.0125639925134">
            <text:p>48.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50">
            <text:p>50.00</text:p>
          </table:table-cell>
          <table:table-cell office:value-type="float" office:value="3.04835030576214">
            <text:p>3.05</text:p>
          </table:table-cell>
          <table:table-cell office:value-type="float" office:value="53.0483503057622">
            <text:p>53.05</text:p>
          </table:table-cell>
          <table:table-cell office:value-type="float" office:value="14884">
            <text:p>14884</text:p>
          </table:table-cell>
          <table:table-cell office:value-type="float" office:value="6471.89873730298">
            <text:p>6471.90</text:p>
          </table:table-cell>
          <table:table-cell office:value-type="float" office:value="50.8268305553262">
            <text:p>50.8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52.7777777777778">
            <text:p>52.78</text:p>
          </table:table-cell>
          <table:table-cell office:value-type="float" office:value="2.05978141282685">
            <text:p>2.06</text:p>
          </table:table-cell>
          <table:table-cell office:value-type="float" office:value="54.8375591906046">
            <text:p>54.84</text:p>
          </table:table-cell>
          <table:table-cell office:value-type="float" office:value="16129">
            <text:p>16129</text:p>
          </table:table-cell>
          <table:table-cell office:value-type="float" office:value="6964.37001720679">
            <text:p>6964.37</text:p>
          </table:table-cell>
          <table:table-cell office:value-type="float" office:value="53.641097118139">
            <text:p>53.6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55.5555555555556">
            <text:p>55.56</text:p>
          </table:table-cell>
          <table:table-cell office:value-type="float" office:value="5.97684996086173">
            <text:p>5.98</text:p>
          </table:table-cell>
          <table:table-cell office:value-type="float" office:value="61.5324055164173">
            <text:p>61.53</text:p>
          </table:table-cell>
          <table:table-cell office:value-type="float" office:value="17424">
            <text:p>17424</text:p>
          </table:table-cell>
          <table:table-cell office:value-type="float" office:value="8122.27752816708">
            <text:p>8122.28</text:p>
          </table:table-cell>
          <table:table-cell office:value-type="float" office:value="56.4553636809518">
            <text:p>56.4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58.3333333333333">
            <text:p>58.33</text:p>
          </table:table-cell>
          <table:table-cell office:value-type="float" office:value="6.67475403402932">
            <text:p>6.67</text:p>
          </table:table-cell>
          <table:table-cell office:value-type="float" office:value="65.0080873673627">
            <text:p>65.01</text:p>
          </table:table-cell>
          <table:table-cell office:value-type="float" office:value="18769">
            <text:p>18769</text:p>
          </table:table-cell>
          <table:table-cell office:value-type="float" office:value="8906.10796932869">
            <text:p>8906.11</text:p>
          </table:table-cell>
          <table:table-cell office:value-type="float" office:value="59.2696302437646">
            <text:p>59.2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61.1111111111111">
            <text:p>61.11</text:p>
          </table:table-cell>
          <table:table-cell office:value-type="float" office:value="0.954837491735816">
            <text:p>0.95</text:p>
          </table:table-cell>
          <table:table-cell office:value-type="float" office:value="62.0659486028469">
            <text:p>62.07</text:p>
          </table:table-cell>
          <table:table-cell office:value-type="float" office:value="20164">
            <text:p>20164</text:p>
          </table:table-cell>
          <table:table-cell office:value-type="float" office:value="8813.36470160426">
            <text:p>8813.36</text:p>
          </table:table-cell>
          <table:table-cell office:value-type="float" office:value="62.0838968065774">
            <text:p>62.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63.8888888888889">
            <text:p>63.89</text:p>
          </table:table-cell>
          <table:table-cell office:value-type="float" office:value="0.257601924240589">
            <text:p>0.26</text:p>
          </table:table-cell>
          <table:table-cell office:value-type="float" office:value="64.1464908131295">
            <text:p>64.15</text:p>
          </table:table-cell>
          <table:table-cell office:value-type="float" office:value="21609">
            <text:p>21609</text:p>
          </table:table-cell>
          <table:table-cell office:value-type="float" office:value="9429.53414953003">
            <text:p>9429.53</text:p>
          </table:table-cell>
          <table:table-cell office:value-type="float" office:value="64.8981633693902">
            <text:p>64.9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66.6666666666667">
            <text:p>66.67</text:p>
          </table:table-cell>
          <table:table-cell office:value-type="float" office:value="4.34170862194151">
            <text:p>4.34</text:p>
          </table:table-cell>
          <table:table-cell office:value-type="float" office:value="71.0083752886082">
            <text:p>71.01</text:p>
          </table:table-cell>
          <table:table-cell office:value-type="float" office:value="23104">
            <text:p>23104</text:p>
          </table:table-cell>
          <table:table-cell office:value-type="float" office:value="10793.2730438684">
            <text:p>10793.27</text:p>
          </table:table-cell>
          <table:table-cell office:value-type="float" office:value="67.712429932203">
            <text:p>67.7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69.4444444444445">
            <text:p>69.44</text:p>
          </table:table-cell>
          <table:table-cell office:value-type="float" office:value="4.19725541956723">
            <text:p>4.20</text:p>
          </table:table-cell>
          <table:table-cell office:value-type="float" office:value="73.6416998640117">
            <text:p>73.64</text:p>
          </table:table-cell>
          <table:table-cell office:value-type="float" office:value="24649">
            <text:p>24649</text:p>
          </table:table-cell>
          <table:table-cell office:value-type="float" office:value="11561.7468786498">
            <text:p>11561.75</text:p>
          </table:table-cell>
          <table:table-cell office:value-type="float" office:value="70.5266964950157">
            <text:p>70.5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72.2222222222222">
            <text:p>72.22</text:p>
          </table:table-cell>
          <table:table-cell office:value-type="float" office:value="-0.394807630218565">
            <text:p>-0.39</text:p>
          </table:table-cell>
          <table:table-cell office:value-type="float" office:value="71.8274145920037">
            <text:p>71.83</text:p>
          </table:table-cell>
          <table:table-cell office:value-type="float" office:value="26244">
            <text:p>26244</text:p>
          </table:table-cell>
          <table:table-cell office:value-type="float" office:value="11636.0411639046">
            <text:p>11636.04</text:p>
          </table:table-cell>
          <table:table-cell office:value-type="float" office:value="73.3409630578285">
            <text:p>73.3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75">
            <text:p>75.00</text:p>
          </table:table-cell>
          <table:table-cell office:value-type="float" office:value="-7.4446686822921">
            <text:p>-7.44</text:p>
          </table:table-cell>
          <table:table-cell office:value-type="float" office:value="67.5553313177079">
            <text:p>67.56</text:p>
          </table:table-cell>
          <table:table-cell office:value-type="float" office:value="27889">
            <text:p>27889</text:p>
          </table:table-cell>
          <table:table-cell office:value-type="float" office:value="11281.7403300572">
            <text:p>11281.74</text:p>
          </table:table-cell>
          <table:table-cell office:value-type="float" office:value="76.1552296206413">
            <text:p>76.1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77.7777777777778">
            <text:p>77.78</text:p>
          </table:table-cell>
          <table:table-cell office:value-type="float" office:value="2.74431859259494">
            <text:p>2.74</text:p>
          </table:table-cell>
          <table:table-cell office:value-type="float" office:value="80.5220963703727">
            <text:p>80.52</text:p>
          </table:table-cell>
          <table:table-cell office:value-type="float" office:value="29584">
            <text:p>29584</text:p>
          </table:table-cell>
          <table:table-cell office:value-type="float" office:value="13849.8005757041">
            <text:p>13849.80</text:p>
          </table:table-cell>
          <table:table-cell office:value-type="float" office:value="78.9694961834541">
            <text:p>78.9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80.5555555555556">
            <text:p>80.56</text:p>
          </table:table-cell>
          <table:table-cell office:value-type="float" office:value="4.02384242392145">
            <text:p>4.02</text:p>
          </table:table-cell>
          <table:table-cell office:value-type="float" office:value="84.579397979477">
            <text:p>84.58</text:p>
          </table:table-cell>
          <table:table-cell office:value-type="float" office:value="31329">
            <text:p>31329</text:p>
          </table:table-cell>
          <table:table-cell office:value-type="float" office:value="14970.5534423674">
            <text:p>14970.55</text:p>
          </table:table-cell>
          <table:table-cell office:value-type="float" office:value="81.7837627462669">
            <text:p>81.7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83.3333333333333">
            <text:p>83.33</text:p>
          </table:table-cell>
          <table:table-cell office:value-type="float" office:value="-3.92259772284888">
            <text:p>-3.92</text:p>
          </table:table-cell>
          <table:table-cell office:value-type="float" office:value="79.4107356104845">
            <text:p>79.41</text:p>
          </table:table-cell>
          <table:table-cell office:value-type="float" office:value="33124">
            <text:p>33124</text:p>
          </table:table-cell>
          <table:table-cell office:value-type="float" office:value="14452.7538811082">
            <text:p>14452.75</text:p>
          </table:table-cell>
          <table:table-cell office:value-type="float" office:value="84.5980293090797">
            <text:p>84.6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86.1111111111111">
            <text:p>86.11</text:p>
          </table:table-cell>
          <table:table-cell office:value-type="float" office:value="-1.96993286604993">
            <text:p>-1.97</text:p>
          </table:table-cell>
          <table:table-cell office:value-type="float" office:value="84.1411782450612">
            <text:p>84.14</text:p>
          </table:table-cell>
          <table:table-cell office:value-type="float" office:value="34969">
            <text:p>34969</text:p>
          </table:table-cell>
          <table:table-cell office:value-type="float" office:value="15734.4003318264">
            <text:p>15734.40</text:p>
          </table:table-cell>
          <table:table-cell office:value-type="float" office:value="87.4122958718925">
            <text:p>87.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88.8888888888889">
            <text:p>88.89</text:p>
          </table:table-cell>
          <table:table-cell office:value-type="float" office:value="3.32253485452384">
            <text:p>3.32</text:p>
          </table:table-cell>
          <table:table-cell office:value-type="float" office:value="92.2114237434127">
            <text:p>92.21</text:p>
          </table:table-cell>
          <table:table-cell office:value-type="float" office:value="36864">
            <text:p>36864</text:p>
          </table:table-cell>
          <table:table-cell office:value-type="float" office:value="17704.5933587352">
            <text:p>17704.59</text:p>
          </table:table-cell>
          <table:table-cell office:value-type="float" office:value="90.2265624347053">
            <text:p>90.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91.6666666666667">
            <text:p>91.67</text:p>
          </table:table-cell>
          <table:table-cell office:value-type="float" office:value="2.42135649779811">
            <text:p>2.42</text:p>
          </table:table-cell>
          <table:table-cell office:value-type="float" office:value="94.0880231644648">
            <text:p>94.09</text:p>
          </table:table-cell>
          <table:table-cell office:value-type="float" office:value="38809">
            <text:p>38809</text:p>
          </table:table-cell>
          <table:table-cell office:value-type="float" office:value="18535.3405633996">
            <text:p>18535.34</text:p>
          </table:table-cell>
          <table:table-cell office:value-type="float" office:value="93.0408289975181">
            <text:p>93.0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94.4444444444445">
            <text:p>94.44</text:p>
          </table:table-cell>
          <table:table-cell office:value-type="float" office:value="-4.58829878596589">
            <text:p>-4.59</text:p>
          </table:table-cell>
          <table:table-cell office:value-type="float" office:value="89.8561456584786">
            <text:p>89.86</text:p>
          </table:table-cell>
          <table:table-cell office:value-type="float" office:value="40804">
            <text:p>40804</text:p>
          </table:table-cell>
          <table:table-cell office:value-type="float" office:value="18150.9414230127">
            <text:p>18150.94</text:p>
          </table:table-cell>
          <table:table-cell office:value-type="float" office:value="95.8550955603309">
            <text:p>95.8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97.2222222222222">
            <text:p>97.22</text:p>
          </table:table-cell>
          <table:table-cell office:value-type="float" office:value="3.22282983572222">
            <text:p>3.22</text:p>
          </table:table-cell>
          <table:table-cell office:value-type="float" office:value="100.445052057944">
            <text:p>100.45</text:p>
          </table:table-cell>
          <table:table-cell office:value-type="float" office:value="42849">
            <text:p>42849</text:p>
          </table:table-cell>
          <table:table-cell office:value-type="float" office:value="20792.1257759945">
            <text:p>20792.13</text:p>
          </table:table-cell>
          <table:table-cell office:value-type="float" office:value="98.6693621231437">
            <text:p>98.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00">
            <text:p>100.00</text:p>
          </table:table-cell>
          <table:table-cell office:value-type="float" office:value="0.957716577686369">
            <text:p>0.96</text:p>
          </table:table-cell>
          <table:table-cell office:value-type="float" office:value="100.957716577686">
            <text:p>100.96</text:p>
          </table:table-cell>
          <table:table-cell office:value-type="float" office:value="44944">
            <text:p>44944</text:p>
          </table:table-cell>
          <table:table-cell office:value-type="float" office:value="21403.0359144695">
            <text:p>21403.04</text:p>
          </table:table-cell>
          <table:table-cell office:value-type="float" office:value="101.483628685956">
            <text:p>101.48</text:p>
          </table:table-cell>
          <table:table-cell table:number-columns-repeated="1014"/>
        </table:table-row>
      </table:table>
      <table:table table:name="LinearCurveFit_YouCanChange" table:style-name="ta1" table:print="false">
        <table:table-column table:style-name="co1" table:number-columns-repeated="2" table:default-cell-style-name="Default"/>
        <table:table-column table:style-name="co7" table:default-cell-style-name="ce2"/>
        <table:table-column table:style-name="co1" table:number-columns-repeated="2" table:default-cell-style-name="ce2"/>
        <table:table-column table:style-name="co1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ce11"/>
        <table:table-column table:style-name="co10" table:default-cell-style-name="Default"/>
        <table:table-column table:style-name="co1" table:number-columns-repeated="1014" table:default-cell-style-name="Default"/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3"/>
          <table:table-cell table:style-name="ce16"/>
          <table:table-cell table:style-name="ce1" table:number-columns-repeated="1015"/>
        </table:table-row>
        <table:table-row table:style-name="ro1">
          <table:table-cell table:style-name="ce3" office:value-type="string" table:number-columns-spanned="10" table:number-rows-spanned="1">
            <text:p>Least Squares Curve Fit for a Line</text:p>
          </table:table-cell>
          <table:covered-table-cell table:style-name="ce1"/>
          <table:covered-table-cell table:number-columns-repeated="3" table:style-name="ce3"/>
          <table:covered-table-cell table:style-name="ce12"/>
          <table:covered-table-cell table:number-columns-repeated="2" table:style-name="ce1"/>
          <table:covered-table-cell table:style-name="ce16"/>
          <table:covered-table-cell table:style-name="ce1"/>
          <table:table-cell table:style-name="ce1" table:number-columns-repeated="1014"/>
        </table:table-row>
        <table:table-row table:style-name="ro2">
          <table:table-cell table:style-name="ce1" table:number-columns-repeated="2"/>
          <table:table-cell table:style-name="ce3" table:number-columns-repeated="3"/>
          <table:table-cell table:style-name="ce12"/>
          <table:table-cell table:style-name="ce1" table:number-columns-repeated="2"/>
          <table:table-cell table:style-name="ce16"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/>
          <table:table-cell table:style-name="ce3" office:value-type="string">
            <text:p>F → C</text:p>
          </table:table-cell>
          <table:table-cell table:style-name="ce1"/>
          <table:table-cell table:style-name="ce16"/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3" table:number-columns-repeated="3"/>
          <table:table-cell table:style-name="ce12"/>
          <table:table-cell table:style-name="ce1" office:value-type="string">
            <text:p>C = 5/9 (F – 32)</text:p>
          </table:table-cell>
          <table:table-cell table:style-name="ce1"/>
          <table:table-cell table:style-name="ce16"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/>
          <table:table-cell table:style-name="ce1" office:value-type="string">
            <text:p>C = 5/9F – 17.7778</text:p>
          </table:table-cell>
          <table:table-cell table:style-name="ce1"/>
          <table:table-cell table:style-name="ce16"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Default"/>
          <table:table-cell table:style-name="ce3" table:number-columns-repeated="2"/>
          <table:table-cell table:number-columns-repeated="2"/>
          <table:table-cell table:style-name="ce1"/>
          <table:table-cell table:style-name="Default"/>
          <table:table-cell/>
          <table:table-cell table:style-name="ce1" table:number-columns-repeated="1014"/>
        </table:table-row>
        <table:table-row table:style-name="ro3">
          <table:table-cell table:style-name="ce27" office:value-type="string" table:number-columns-spanned="3" table:number-rows-spanned="1">
            <text:p><text:s/>(Sy'*Sx-(n*Sxy')) / ((Sx)^2-(n*Sx^2)) = </text:p>
          </table:table-cell>
          <table:covered-table-cell table:style-name="ce6"/>
          <table:covered-table-cell table:style-name="ce29"/>
          <table:table-cell table:style-name="ce29" office:value-type="string">
            <text:p>Derived m' =</text:p>
          </table:table-cell>
          <table:table-cell table:style-name="ce31" table:formula="of:=([.I12]*[.I13]-[.C55]*[.I15])/([.I12]*[.I12]-[.C55]*[.I14])" office:value-type="float" office:value="0.554454276538777">
            <text:p>0.5545</text:p>
          </table:table-cell>
          <table:table-cell table:style-name="ce33"/>
          <table:table-cell table:style-name="ce35" office:value-type="string">
            <text:p><text:s/>m = (y2-y1)/(x2-x1) =</text:p>
          </table:table-cell>
          <table:table-cell table:style-name="ce37" table:formula="of:=[JustDataForLab.G7]" office:value-type="float" office:value="0.555555555555555">
            <text:p>0.5556</text:p>
          </table:table-cell>
          <table:table-cell table:style-name="Default"/>
          <table:table-cell/>
          <table:table-cell table:style-name="ce1" table:number-columns-repeated="1014"/>
        </table:table-row>
        <table:table-row table:style-name="ro3">
          <table:table-cell table:style-name="ce28" table:number-columns-repeated="2"/>
          <table:table-cell table:style-name="ce29" office:value-type="string">
            <text:p><text:s/>(sY'-m*sX)/n =</text:p>
          </table:table-cell>
          <table:table-cell table:style-name="ce29" office:value-type="string">
            <text:p>Derived b' =</text:p>
          </table:table-cell>
          <table:table-cell table:style-name="ce31" table:formula="of:=([.I13]-[.E8]*[.I12])/[.C55]" office:value-type="float" office:value="-17.2818560314611">
            <text:p>-17.2819</text:p>
          </table:table-cell>
          <table:table-cell table:style-name="ce33"/>
          <table:table-cell table:style-name="ce36" office:value-type="string">
            <text:p><text:s/>b = -32*m =</text:p>
          </table:table-cell>
          <table:table-cell table:style-name="ce38" table:formula="of:=[JustDataForLab.G8]" office:value-type="float" office:value="-17.7777777777778">
            <text:p>-17.7778</text:p>
          </table:table-cell>
          <table:table-cell table:style-name="Default"/>
          <table:table-cell/>
          <table:table-cell table:style-name="ce1" table:number-columns-repeated="1014"/>
        </table:table-row>
        <table:table-row table:style-name="ro1">
          <table:table-cell table:style-name="ce28" table:number-columns-repeated="2"/>
          <table:table-cell table:style-name="ce27" office:value-type="string" table:number-columns-spanned="2" table:number-rows-spanned="1">
            <text:p>Error Magnitude =</text:p>
          </table:table-cell>
          <table:covered-table-cell table:style-name="ce27"/>
          <table:table-cell table:style-name="ce32" office:value-type="float" office:value="10">
            <text:p>10</text:p>
          </table:table-cell>
          <table:table-cell table:number-columns-repeated="2"/>
          <table:table-cell table:style-name="ce1"/>
          <table:table-cell table:style-name="Default"/>
          <table:table-cell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3"/>
          <table:table-cell table:style-name="ce30"/>
          <table:table-cell table:style-name="ce1"/>
          <table:table-cell table:style-name="ce34"/>
          <table:table-cell/>
          <table:table-cell table:style-name="ce1"/>
          <table:table-cell table:style-name="ce39"/>
          <table:table-cell table:style-name="ce34"/>
          <table:table-cell table:style-name="ce1" table:number-columns-repeated="1014"/>
        </table:table-row>
        <table:table-row table:style-name="ro4">
          <table:table-cell table:style-name="ce1" table:number-columns-repeated="2"/>
          <table:table-cell table:style-name="ce3"/>
          <table:table-cell table:style-name="ce30"/>
          <table:table-cell table:style-name="ce1"/>
          <table:table-cell table:style-name="ce34"/>
          <table:table-cell/>
          <table:table-cell table:style-name="ce1"/>
          <table:table-cell table:style-name="ce39" table:formula="of:=SUM([.D19:.D55])" office:value-type="float" office:value="4514">
            <text:p>4514.00</text:p>
          </table:table-cell>
          <table:table-cell table:style-name="ce34" office:value-type="string">
            <text:p><text:s/>= SumX</text:p>
          </table:table-cell>
          <table:table-cell table:style-name="ce1" table:number-columns-repeated="1014"/>
        </table:table-row>
        <table:table-row table:style-name="ro4">
          <table:table-cell table:style-name="ce1" table:number-columns-repeated="2"/>
          <table:table-cell table:style-name="ce3"/>
          <table:table-cell table:style-name="ce30"/>
          <table:table-cell table:style-name="ce1"/>
          <table:table-cell table:style-name="ce34"/>
          <table:table-cell/>
          <table:table-cell table:style-name="ce1"/>
          <table:table-cell table:style-name="ce39" table:formula="of:=SUM([.G19:.G55])" office:value-type="float" office:value="1863.37793113198">
            <text:p>1863.38</text:p>
          </table:table-cell>
          <table:table-cell table:style-name="ce34" office:value-type="string">
            <text:p><text:s/>= SumY'</text:p>
          </table:table-cell>
          <table:table-cell table:style-name="ce1" table:number-columns-repeated="1014"/>
        </table:table-row>
        <table:table-row table:style-name="ro4">
          <table:table-cell table:style-name="ce1" table:number-columns-repeated="2"/>
          <table:table-cell table:style-name="ce3" table:number-columns-repeated="2"/>
          <table:table-cell table:style-name="Default"/>
          <table:table-cell table:style-name="ce1" table:number-columns-repeated="3"/>
          <table:table-cell table:style-name="ce39" table:formula="of:=SUM([.H19:.H55])" office:value-type="float" office:value="656158">
            <text:p>656158.00</text:p>
          </table:table-cell>
          <table:table-cell table:style-name="ce34" office:value-type="string">
            <text:p><text:s/>= SumX*X</text:p>
          </table:table-cell>
          <table:table-cell table:style-name="ce1" table:number-columns-repeated="1014"/>
        </table:table-row>
        <table:table-row table:style-name="ro4">
          <table:table-cell table:style-name="ce1" table:number-columns-repeated="2"/>
          <table:table-cell table:style-name="ce3" table:number-columns-repeated="3"/>
          <table:table-cell table:style-name="ce1" table:number-columns-repeated="3"/>
          <table:table-cell table:style-name="ce39" table:formula="of:=SUM([.I19:.I55])" office:value-type="float" office:value="285799.311059115">
            <text:p>285799.31</text:p>
          </table:table-cell>
          <table:table-cell table:style-name="ce34" office:value-type="string">
            <text:p><text:s/>= SumX*Y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3" office:value-type="string">
            <text:p>Rand()</text:p>
          </table:table-cell>
          <table:table-cell table:style-name="ce1" table:number-columns-repeated="2"/>
          <table:table-cell table:style-name="ce16"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3" office:value-type="string">
            <text:p>Count</text:p>
          </table:table-cell>
          <table:table-cell table:style-name="ce3" office:value-type="string">
            <text:p>Deg F</text:p>
          </table:table-cell>
          <table:table-cell table:style-name="ce3" office:value-type="string">
            <text:p>Deg C</text:p>
          </table:table-cell>
          <table:table-cell table:style-name="ce16" office:value-type="string">
            <text:p>Error</text:p>
          </table:table-cell>
          <table:table-cell table:style-name="ce16" office:value-type="string">
            <text:p>Measurement</text:p>
          </table:table-cell>
          <table:table-cell table:style-name="ce3" office:value-type="string">
            <text:p>For Summing</text:p>
          </table:table-cell>
          <table:table-cell table:style-name="ce16" office:value-type="string">
            <text:p>For Summing</text:p>
          </table:table-cell>
          <table:table-cell table:style-name="ce16" office:value-type="string">
            <text:p>Calculated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3" office:value-type="string">
            <text:p>n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 → Linear</text:p>
          </table:table-cell>
          <table:table-cell table:style-name="ce16" office:value-type="string">
            <text:p>e</text:p>
          </table:table-cell>
          <table:table-cell table:style-name="ce16" office:value-type="string">
            <text:p>Y' <text:s/>→ Noise</text:p>
          </table:table-cell>
          <table:table-cell table:style-name="ce3" office:value-type="string">
            <text:p>X*X</text:p>
          </table:table-cell>
          <table:table-cell table:style-name="ce16" office:value-type="string">
            <text:p>X*Y'</text:p>
          </table:table-cell>
          <table:table-cell table:style-name="ce16" office:value-type="string">
            <text:p>Y → From Data</text:p>
          </table:table-cell>
          <table:table-cell table:style-name="ce1" table:number-columns-repeated="101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11" table:formula="of:=[.$H$8]*[.D19]+[.$H$9]" office:value-type="float" office:value="0">
            <text:p>0.00</text:p>
          </table:table-cell>
          <table:table-cell table:style-name="ce11" table:formula="of:=RAND()*2*[.$E$10]-[.$E$10]" office:value-type="float" office:value="-8.57406113296747">
            <text:p>-8.57</text:p>
          </table:table-cell>
          <table:table-cell table:style-name="ce11" table:formula="of:=[.$H$8]*[.D19]+[.$H$9]+[.F19]" office:value-type="float" office:value="-8.57406113296747">
            <text:p>-8.57</text:p>
          </table:table-cell>
          <table:table-cell table:style-name="ce2" table:formula="of:=[.D19]*[.D19]" office:value-type="float" office:value="1024">
            <text:p>1024</text:p>
          </table:table-cell>
          <table:table-cell table:formula="of:=[.D19]*[.G19]" office:value-type="float" office:value="-274.369956254959">
            <text:p>-274.37</text:p>
          </table:table-cell>
          <table:table-cell table:style-name="ce11" table:formula="of:=[.$E$8]*[.D19]+[.$E$9]" office:value-type="float" office:value="0.460680817779771">
            <text:p>0.4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[.D19]+5" office:value-type="float" office:value="37">
            <text:p>37</text:p>
          </table:table-cell>
          <table:table-cell table:style-name="ce11" table:formula="of:=[.$H$8]*[.D20]+[.$H$9]" office:value-type="float" office:value="2.77777777777777">
            <text:p>2.78</text:p>
          </table:table-cell>
          <table:table-cell table:style-name="ce11" table:formula="of:=RAND()*2*[.$E$10]-[.$E$10]" office:value-type="float" office:value="-3.89837295748293">
            <text:p>-3.90</text:p>
          </table:table-cell>
          <table:table-cell table:style-name="ce11" table:formula="of:=[.$H$8]*[.D20]+[.$H$9]+[.F20]" office:value-type="float" office:value="-1.12059517970516">
            <text:p>-1.12</text:p>
          </table:table-cell>
          <table:table-cell table:style-name="ce2" table:formula="of:=[.D20]*[.D20]" office:value-type="float" office:value="1369">
            <text:p>1369</text:p>
          </table:table-cell>
          <table:table-cell table:formula="of:=[.D20]*[.G20]" office:value-type="float" office:value="-41.4620216490909">
            <text:p>-41.46</text:p>
          </table:table-cell>
          <table:table-cell table:style-name="ce11" table:formula="of:=[.$E$8]*[.D20]+[.$E$9]" office:value-type="float" office:value="3.23295220047365">
            <text:p>3.2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[.D20]+5" office:value-type="float" office:value="42">
            <text:p>42</text:p>
          </table:table-cell>
          <table:table-cell table:style-name="ce11" table:formula="of:=[.$H$8]*[.D21]+[.$H$9]" office:value-type="float" office:value="5.55555555555555">
            <text:p>5.56</text:p>
          </table:table-cell>
          <table:table-cell table:style-name="ce11" table:formula="of:=RAND()*2*[.$E$10]-[.$E$10]" office:value-type="float" office:value="-9.60081550758332">
            <text:p>-9.60</text:p>
          </table:table-cell>
          <table:table-cell table:style-name="ce11" table:formula="of:=[.$H$8]*[.D21]+[.$H$9]+[.F21]" office:value-type="float" office:value="-4.04525995202777">
            <text:p>-4.05</text:p>
          </table:table-cell>
          <table:table-cell table:style-name="ce2" table:formula="of:=[.D21]*[.D21]" office:value-type="float" office:value="1764">
            <text:p>1764</text:p>
          </table:table-cell>
          <table:table-cell table:formula="of:=[.D21]*[.G21]" office:value-type="float" office:value="-169.900917985166">
            <text:p>-169.90</text:p>
          </table:table-cell>
          <table:table-cell table:style-name="ce11" table:formula="of:=[.$E$8]*[.D21]+[.$E$9]" office:value-type="float" office:value="6.00522358316754">
            <text:p>6.0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[.D21]+5" office:value-type="float" office:value="47">
            <text:p>47</text:p>
          </table:table-cell>
          <table:table-cell table:style-name="ce11" table:formula="of:=[.$H$8]*[.D22]+[.$H$9]" office:value-type="float" office:value="8.33333333333333">
            <text:p>8.33</text:p>
          </table:table-cell>
          <table:table-cell table:style-name="ce11" table:formula="of:=RAND()*2*[.$E$10]-[.$E$10]" office:value-type="float" office:value="-7.04762642271817">
            <text:p>-7.05</text:p>
          </table:table-cell>
          <table:table-cell table:style-name="ce11" table:formula="of:=[.$H$8]*[.D22]+[.$H$9]+[.F22]" office:value-type="float" office:value="1.28570691061516">
            <text:p>1.29</text:p>
          </table:table-cell>
          <table:table-cell table:style-name="ce2" table:formula="of:=[.D22]*[.D22]" office:value-type="float" office:value="2209">
            <text:p>2209</text:p>
          </table:table-cell>
          <table:table-cell table:formula="of:=[.D22]*[.G22]" office:value-type="float" office:value="60.4282247989124">
            <text:p>60.43</text:p>
          </table:table-cell>
          <table:table-cell table:style-name="ce11" table:formula="of:=[.$E$8]*[.D22]+[.$E$9]" office:value-type="float" office:value="8.77749496586143">
            <text:p>8.7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D22]+5" office:value-type="float" office:value="52">
            <text:p>52</text:p>
          </table:table-cell>
          <table:table-cell table:style-name="ce11" table:formula="of:=[.$H$8]*[.D23]+[.$H$9]" office:value-type="float" office:value="11.1111111111111">
            <text:p>11.11</text:p>
          </table:table-cell>
          <table:table-cell table:style-name="ce11" table:formula="of:=RAND()*2*[.$E$10]-[.$E$10]" office:value-type="float" office:value="9.30940802209079">
            <text:p>9.31</text:p>
          </table:table-cell>
          <table:table-cell table:style-name="ce11" table:formula="of:=[.$H$8]*[.D23]+[.$H$9]+[.F23]" office:value-type="float" office:value="20.4205191332019">
            <text:p>20.42</text:p>
          </table:table-cell>
          <table:table-cell table:style-name="ce2" table:formula="of:=[.D23]*[.D23]" office:value-type="float" office:value="2704">
            <text:p>2704</text:p>
          </table:table-cell>
          <table:table-cell table:formula="of:=[.D23]*[.G23]" office:value-type="float" office:value="1061.8669949265">
            <text:p>1061.87</text:p>
          </table:table-cell>
          <table:table-cell table:style-name="ce11" table:formula="of:=[.$E$8]*[.D23]+[.$E$9]" office:value-type="float" office:value="11.5497663485553">
            <text:p>11.5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[.D23]+5" office:value-type="float" office:value="57">
            <text:p>57</text:p>
          </table:table-cell>
          <table:table-cell table:style-name="ce11" table:formula="of:=[.$H$8]*[.D24]+[.$H$9]" office:value-type="float" office:value="13.8888888888889">
            <text:p>13.89</text:p>
          </table:table-cell>
          <table:table-cell table:style-name="ce11" table:formula="of:=RAND()*2*[.$E$10]-[.$E$10]" office:value-type="float" office:value="-9.50260610785335">
            <text:p>-9.50</text:p>
          </table:table-cell>
          <table:table-cell table:style-name="ce11" table:formula="of:=[.$H$8]*[.D24]+[.$H$9]+[.F24]" office:value-type="float" office:value="4.38628278103552">
            <text:p>4.39</text:p>
          </table:table-cell>
          <table:table-cell table:style-name="ce2" table:formula="of:=[.D24]*[.D24]" office:value-type="float" office:value="3249">
            <text:p>3249</text:p>
          </table:table-cell>
          <table:table-cell table:formula="of:=[.D24]*[.G24]" office:value-type="float" office:value="250.018118519025">
            <text:p>250.02</text:p>
          </table:table-cell>
          <table:table-cell table:style-name="ce11" table:formula="of:=[.$E$8]*[.D24]+[.$E$9]" office:value-type="float" office:value="14.3220377312492">
            <text:p>14.3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[.D24]+5" office:value-type="float" office:value="62">
            <text:p>62</text:p>
          </table:table-cell>
          <table:table-cell table:style-name="ce11" table:formula="of:=[.$H$8]*[.D25]+[.$H$9]" office:value-type="float" office:value="16.6666666666667">
            <text:p>16.67</text:p>
          </table:table-cell>
          <table:table-cell table:style-name="ce11" table:formula="of:=RAND()*2*[.$E$10]-[.$E$10]" office:value-type="float" office:value="4.60386040154845">
            <text:p>4.60</text:p>
          </table:table-cell>
          <table:table-cell table:style-name="ce11" table:formula="of:=[.$H$8]*[.D25]+[.$H$9]+[.F25]" office:value-type="float" office:value="21.2705270682151">
            <text:p>21.27</text:p>
          </table:table-cell>
          <table:table-cell table:style-name="ce2" table:formula="of:=[.D25]*[.D25]" office:value-type="float" office:value="3844">
            <text:p>3844</text:p>
          </table:table-cell>
          <table:table-cell table:formula="of:=[.D25]*[.G25]" office:value-type="float" office:value="1318.77267822934">
            <text:p>1318.77</text:p>
          </table:table-cell>
          <table:table-cell table:style-name="ce11" table:formula="of:=[.$E$8]*[.D25]+[.$E$9]" office:value-type="float" office:value="17.0943091139431">
            <text:p>17.0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[.D25]+5" office:value-type="float" office:value="67">
            <text:p>67</text:p>
          </table:table-cell>
          <table:table-cell table:style-name="ce11" table:formula="of:=[.$H$8]*[.D26]+[.$H$9]" office:value-type="float" office:value="19.4444444444444">
            <text:p>19.44</text:p>
          </table:table-cell>
          <table:table-cell table:style-name="ce11" table:formula="of:=RAND()*2*[.$E$10]-[.$E$10]" office:value-type="float" office:value="7.32744969893247">
            <text:p>7.33</text:p>
          </table:table-cell>
          <table:table-cell table:style-name="ce11" table:formula="of:=[.$H$8]*[.D26]+[.$H$9]+[.F26]" office:value-type="float" office:value="26.7718941433769">
            <text:p>26.77</text:p>
          </table:table-cell>
          <table:table-cell table:style-name="ce2" table:formula="of:=[.D26]*[.D26]" office:value-type="float" office:value="4489">
            <text:p>4489</text:p>
          </table:table-cell>
          <table:table-cell table:formula="of:=[.D26]*[.G26]" office:value-type="float" office:value="1793.71690760625">
            <text:p>1793.72</text:p>
          </table:table-cell>
          <table:table-cell table:style-name="ce11" table:formula="of:=[.$E$8]*[.D26]+[.$E$9]" office:value-type="float" office:value="19.866580496637">
            <text:p>19.8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[.D26]+5" office:value-type="float" office:value="72">
            <text:p>72</text:p>
          </table:table-cell>
          <table:table-cell table:style-name="ce11" table:formula="of:=[.$H$8]*[.D27]+[.$H$9]" office:value-type="float" office:value="22.2222222222222">
            <text:p>22.22</text:p>
          </table:table-cell>
          <table:table-cell table:style-name="ce11" table:formula="of:=RAND()*2*[.$E$10]-[.$E$10]" office:value-type="float" office:value="2.06459657754749">
            <text:p>2.06</text:p>
          </table:table-cell>
          <table:table-cell table:style-name="ce11" table:formula="of:=[.$H$8]*[.D27]+[.$H$9]+[.F27]" office:value-type="float" office:value="24.2868187997697">
            <text:p>24.29</text:p>
          </table:table-cell>
          <table:table-cell table:style-name="ce2" table:formula="of:=[.D27]*[.D27]" office:value-type="float" office:value="5184">
            <text:p>5184</text:p>
          </table:table-cell>
          <table:table-cell table:formula="of:=[.D27]*[.G27]" office:value-type="float" office:value="1748.65095358342">
            <text:p>1748.65</text:p>
          </table:table-cell>
          <table:table-cell table:style-name="ce11" table:formula="of:=[.$E$8]*[.D27]+[.$E$9]" office:value-type="float" office:value="22.6388518793309">
            <text:p>22.6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[.D27]+5" office:value-type="float" office:value="77">
            <text:p>77</text:p>
          </table:table-cell>
          <table:table-cell table:style-name="ce11" table:formula="of:=[.$H$8]*[.D28]+[.$H$9]" office:value-type="float" office:value="25">
            <text:p>25.00</text:p>
          </table:table-cell>
          <table:table-cell table:style-name="ce11" table:formula="of:=RAND()*2*[.$E$10]-[.$E$10]" office:value-type="float" office:value="9.33361495379359">
            <text:p>9.33</text:p>
          </table:table-cell>
          <table:table-cell table:style-name="ce11" table:formula="of:=[.$H$8]*[.D28]+[.$H$9]+[.F28]" office:value-type="float" office:value="34.3336149537936">
            <text:p>34.33</text:p>
          </table:table-cell>
          <table:table-cell table:style-name="ce2" table:formula="of:=[.D28]*[.D28]" office:value-type="float" office:value="5929">
            <text:p>5929</text:p>
          </table:table-cell>
          <table:table-cell table:formula="of:=[.D28]*[.G28]" office:value-type="float" office:value="2643.6883514421">
            <text:p>2643.69</text:p>
          </table:table-cell>
          <table:table-cell table:style-name="ce11" table:formula="of:=[.$E$8]*[.D28]+[.$E$9]" office:value-type="float" office:value="25.4111232620247">
            <text:p>25.4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[.D28]+5" office:value-type="float" office:value="82">
            <text:p>82</text:p>
          </table:table-cell>
          <table:table-cell table:style-name="ce11" table:formula="of:=[.$H$8]*[.D29]+[.$H$9]" office:value-type="float" office:value="27.7777777777777">
            <text:p>27.78</text:p>
          </table:table-cell>
          <table:table-cell table:style-name="ce11" table:formula="of:=RAND()*2*[.$E$10]-[.$E$10]" office:value-type="float" office:value="3.31266161520034">
            <text:p>3.31</text:p>
          </table:table-cell>
          <table:table-cell table:style-name="ce11" table:formula="of:=[.$H$8]*[.D29]+[.$H$9]+[.F29]" office:value-type="float" office:value="31.0904393929781">
            <text:p>31.09</text:p>
          </table:table-cell>
          <table:table-cell table:style-name="ce2" table:formula="of:=[.D29]*[.D29]" office:value-type="float" office:value="6724">
            <text:p>6724</text:p>
          </table:table-cell>
          <table:table-cell table:formula="of:=[.D29]*[.G29]" office:value-type="float" office:value="2549.4160302242">
            <text:p>2549.42</text:p>
          </table:table-cell>
          <table:table-cell table:style-name="ce11" table:formula="of:=[.$E$8]*[.D29]+[.$E$9]" office:value-type="float" office:value="28.1833946447186">
            <text:p>28.1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[.D29]+5" office:value-type="float" office:value="87">
            <text:p>87</text:p>
          </table:table-cell>
          <table:table-cell table:style-name="ce11" table:formula="of:=[.$H$8]*[.D30]+[.$H$9]" office:value-type="float" office:value="30.5555555555555">
            <text:p>30.56</text:p>
          </table:table-cell>
          <table:table-cell table:style-name="ce11" table:formula="of:=RAND()*2*[.$E$10]-[.$E$10]" office:value-type="float" office:value="-0.420604199171066">
            <text:p>-0.42</text:p>
          </table:table-cell>
          <table:table-cell table:style-name="ce11" table:formula="of:=[.$H$8]*[.D30]+[.$H$9]+[.F30]" office:value-type="float" office:value="30.1349513563845">
            <text:p>30.13</text:p>
          </table:table-cell>
          <table:table-cell table:style-name="ce2" table:formula="of:=[.D30]*[.D30]" office:value-type="float" office:value="7569">
            <text:p>7569</text:p>
          </table:table-cell>
          <table:table-cell table:formula="of:=[.D30]*[.G30]" office:value-type="float" office:value="2621.74076800545">
            <text:p>2621.74</text:p>
          </table:table-cell>
          <table:table-cell table:style-name="ce11" table:formula="of:=[.$E$8]*[.D30]+[.$E$9]" office:value-type="float" office:value="30.9556660274125">
            <text:p>30.9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[.D30]+5" office:value-type="float" office:value="92">
            <text:p>92</text:p>
          </table:table-cell>
          <table:table-cell table:style-name="ce11" table:formula="of:=[.$H$8]*[.D31]+[.$H$9]" office:value-type="float" office:value="33.3333333333333">
            <text:p>33.33</text:p>
          </table:table-cell>
          <table:table-cell table:style-name="ce11" table:formula="of:=RAND()*2*[.$E$10]-[.$E$10]" office:value-type="float" office:value="0.230001932941377">
            <text:p>0.23</text:p>
          </table:table-cell>
          <table:table-cell table:style-name="ce11" table:formula="of:=[.$H$8]*[.D31]+[.$H$9]+[.F31]" office:value-type="float" office:value="33.5633352662747">
            <text:p>33.56</text:p>
          </table:table-cell>
          <table:table-cell table:style-name="ce2" table:formula="of:=[.D31]*[.D31]" office:value-type="float" office:value="8464">
            <text:p>8464</text:p>
          </table:table-cell>
          <table:table-cell table:formula="of:=[.D31]*[.G31]" office:value-type="float" office:value="3087.82684449727">
            <text:p>3087.83</text:p>
          </table:table-cell>
          <table:table-cell table:style-name="ce11" table:formula="of:=[.$E$8]*[.D31]+[.$E$9]" office:value-type="float" office:value="33.7279374101064">
            <text:p>33.7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[.D31]+5" office:value-type="float" office:value="97">
            <text:p>97</text:p>
          </table:table-cell>
          <table:table-cell table:style-name="ce11" table:formula="of:=[.$H$8]*[.D32]+[.$H$9]" office:value-type="float" office:value="36.1111111111111">
            <text:p>36.11</text:p>
          </table:table-cell>
          <table:table-cell table:style-name="ce11" table:formula="of:=RAND()*2*[.$E$10]-[.$E$10]" office:value-type="float" office:value="-4.31824702303857">
            <text:p>-4.32</text:p>
          </table:table-cell>
          <table:table-cell table:style-name="ce11" table:formula="of:=[.$H$8]*[.D32]+[.$H$9]+[.F32]" office:value-type="float" office:value="31.7928640880725">
            <text:p>31.79</text:p>
          </table:table-cell>
          <table:table-cell table:style-name="ce2" table:formula="of:=[.D32]*[.D32]" office:value-type="float" office:value="9409">
            <text:p>9409</text:p>
          </table:table-cell>
          <table:table-cell table:formula="of:=[.D32]*[.G32]" office:value-type="float" office:value="3083.90781654303">
            <text:p>3083.91</text:p>
          </table:table-cell>
          <table:table-cell table:style-name="ce11" table:formula="of:=[.$E$8]*[.D32]+[.$E$9]" office:value-type="float" office:value="36.5002087928003">
            <text:p>36.5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[.D32]+5" office:value-type="float" office:value="102">
            <text:p>102</text:p>
          </table:table-cell>
          <table:table-cell table:style-name="ce11" table:formula="of:=[.$H$8]*[.D33]+[.$H$9]" office:value-type="float" office:value="38.8888888888888">
            <text:p>38.89</text:p>
          </table:table-cell>
          <table:table-cell table:style-name="ce11" table:formula="of:=RAND()*2*[.$E$10]-[.$E$10]" office:value-type="float" office:value="-1.34283906780183">
            <text:p>-1.34</text:p>
          </table:table-cell>
          <table:table-cell table:style-name="ce11" table:formula="of:=[.$H$8]*[.D33]+[.$H$9]+[.F33]" office:value-type="float" office:value="37.546049821087">
            <text:p>37.55</text:p>
          </table:table-cell>
          <table:table-cell table:style-name="ce2" table:formula="of:=[.D33]*[.D33]" office:value-type="float" office:value="10404">
            <text:p>10404</text:p>
          </table:table-cell>
          <table:table-cell table:formula="of:=[.D33]*[.G33]" office:value-type="float" office:value="3829.69708175087">
            <text:p>3829.70</text:p>
          </table:table-cell>
          <table:table-cell table:style-name="ce11" table:formula="of:=[.$E$8]*[.D33]+[.$E$9]" office:value-type="float" office:value="39.2724801754942">
            <text:p>39.2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[.D33]+5" office:value-type="float" office:value="107">
            <text:p>107</text:p>
          </table:table-cell>
          <table:table-cell table:style-name="ce11" table:formula="of:=[.$H$8]*[.D34]+[.$H$9]" office:value-type="float" office:value="41.6666666666666">
            <text:p>41.67</text:p>
          </table:table-cell>
          <table:table-cell table:style-name="ce11" table:formula="of:=RAND()*2*[.$E$10]-[.$E$10]" office:value-type="float" office:value="8.7675885297358">
            <text:p>8.77</text:p>
          </table:table-cell>
          <table:table-cell table:style-name="ce11" table:formula="of:=[.$H$8]*[.D34]+[.$H$9]+[.F34]" office:value-type="float" office:value="50.4342551964024">
            <text:p>50.43</text:p>
          </table:table-cell>
          <table:table-cell table:style-name="ce2" table:formula="of:=[.D34]*[.D34]" office:value-type="float" office:value="11449">
            <text:p>11449</text:p>
          </table:table-cell>
          <table:table-cell table:formula="of:=[.D34]*[.G34]" office:value-type="float" office:value="5396.46530601506">
            <text:p>5396.47</text:p>
          </table:table-cell>
          <table:table-cell table:style-name="ce11" table:formula="of:=[.$E$8]*[.D34]+[.$E$9]" office:value-type="float" office:value="42.044751558188">
            <text:p>42.0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[.D34]+5" office:value-type="float" office:value="112">
            <text:p>112</text:p>
          </table:table-cell>
          <table:table-cell table:style-name="ce11" table:formula="of:=[.$H$8]*[.D35]+[.$H$9]" office:value-type="float" office:value="44.4444444444444">
            <text:p>44.44</text:p>
          </table:table-cell>
          <table:table-cell table:style-name="ce11" table:formula="of:=RAND()*2*[.$E$10]-[.$E$10]" office:value-type="float" office:value="-8.27808774076402">
            <text:p>-8.28</text:p>
          </table:table-cell>
          <table:table-cell table:style-name="ce11" table:formula="of:=[.$H$8]*[.D35]+[.$H$9]+[.F35]" office:value-type="float" office:value="36.1663567036804">
            <text:p>36.17</text:p>
          </table:table-cell>
          <table:table-cell table:style-name="ce2" table:formula="of:=[.D35]*[.D35]" office:value-type="float" office:value="12544">
            <text:p>12544</text:p>
          </table:table-cell>
          <table:table-cell table:formula="of:=[.D35]*[.G35]" office:value-type="float" office:value="4050.6319508122">
            <text:p>4050.63</text:p>
          </table:table-cell>
          <table:table-cell table:style-name="ce11" table:formula="of:=[.$E$8]*[.D35]+[.$E$9]" office:value-type="float" office:value="44.8170229408819">
            <text:p>44.8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[.D35]+5" office:value-type="float" office:value="117">
            <text:p>117</text:p>
          </table:table-cell>
          <table:table-cell table:style-name="ce11" table:formula="of:=[.$H$8]*[.D36]+[.$H$9]" office:value-type="float" office:value="47.2222222222222">
            <text:p>47.22</text:p>
          </table:table-cell>
          <table:table-cell table:style-name="ce11" table:formula="of:=RAND()*2*[.$E$10]-[.$E$10]" office:value-type="float" office:value="7.28975556325167">
            <text:p>7.29</text:p>
          </table:table-cell>
          <table:table-cell table:style-name="ce11" table:formula="of:=[.$H$8]*[.D36]+[.$H$9]+[.F36]" office:value-type="float" office:value="54.5119777854738">
            <text:p>54.51</text:p>
          </table:table-cell>
          <table:table-cell table:style-name="ce2" table:formula="of:=[.D36]*[.D36]" office:value-type="float" office:value="13689">
            <text:p>13689</text:p>
          </table:table-cell>
          <table:table-cell table:formula="of:=[.D36]*[.G36]" office:value-type="float" office:value="6377.90140090044">
            <text:p>6377.90</text:p>
          </table:table-cell>
          <table:table-cell table:style-name="ce11" table:formula="of:=[.$E$8]*[.D36]+[.$E$9]" office:value-type="float" office:value="47.5892943235758">
            <text:p>47.5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[.D36]+5" office:value-type="float" office:value="122">
            <text:p>122</text:p>
          </table:table-cell>
          <table:table-cell table:style-name="ce11" table:formula="of:=[.$H$8]*[.D37]+[.$H$9]" office:value-type="float" office:value="50">
            <text:p>50.00</text:p>
          </table:table-cell>
          <table:table-cell table:style-name="ce11" table:formula="of:=RAND()*2*[.$E$10]-[.$E$10]" office:value-type="float" office:value="7.79323968105018">
            <text:p>7.79</text:p>
          </table:table-cell>
          <table:table-cell table:style-name="ce11" table:formula="of:=[.$H$8]*[.D37]+[.$H$9]+[.F37]" office:value-type="float" office:value="57.7932396810501">
            <text:p>57.79</text:p>
          </table:table-cell>
          <table:table-cell table:style-name="ce2" table:formula="of:=[.D37]*[.D37]" office:value-type="float" office:value="14884">
            <text:p>14884</text:p>
          </table:table-cell>
          <table:table-cell table:formula="of:=[.D37]*[.G37]" office:value-type="float" office:value="7050.77524108811">
            <text:p>7050.78</text:p>
          </table:table-cell>
          <table:table-cell table:style-name="ce11" table:formula="of:=[.$E$8]*[.D37]+[.$E$9]" office:value-type="float" office:value="50.3615657062697">
            <text:p>50.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[.D37]+5" office:value-type="float" office:value="127">
            <text:p>127</text:p>
          </table:table-cell>
          <table:table-cell table:style-name="ce11" table:formula="of:=[.$H$8]*[.D38]+[.$H$9]" office:value-type="float" office:value="52.7777777777777">
            <text:p>52.78</text:p>
          </table:table-cell>
          <table:table-cell table:style-name="ce11" table:formula="of:=RAND()*2*[.$E$10]-[.$E$10]" office:value-type="float" office:value="8.92299059778452">
            <text:p>8.92</text:p>
          </table:table-cell>
          <table:table-cell table:style-name="ce11" table:formula="of:=[.$H$8]*[.D38]+[.$H$9]+[.F38]" office:value-type="float" office:value="61.7007683755622">
            <text:p>61.70</text:p>
          </table:table-cell>
          <table:table-cell table:style-name="ce2" table:formula="of:=[.D38]*[.D38]" office:value-type="float" office:value="16129">
            <text:p>16129</text:p>
          </table:table-cell>
          <table:table-cell table:formula="of:=[.D38]*[.G38]" office:value-type="float" office:value="7835.9975836964">
            <text:p>7836.00</text:p>
          </table:table-cell>
          <table:table-cell table:style-name="ce11" table:formula="of:=[.$E$8]*[.D38]+[.$E$9]" office:value-type="float" office:value="53.1338370889636">
            <text:p>53.1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[.D38]+5" office:value-type="float" office:value="132">
            <text:p>132</text:p>
          </table:table-cell>
          <table:table-cell table:style-name="ce11" table:formula="of:=[.$H$8]*[.D39]+[.$H$9]" office:value-type="float" office:value="55.5555555555555">
            <text:p>55.56</text:p>
          </table:table-cell>
          <table:table-cell table:style-name="ce11" table:formula="of:=RAND()*2*[.$E$10]-[.$E$10]" office:value-type="float" office:value="9.47983955033124">
            <text:p>9.48</text:p>
          </table:table-cell>
          <table:table-cell table:style-name="ce11" table:formula="of:=[.$H$8]*[.D39]+[.$H$9]+[.F39]" office:value-type="float" office:value="65.0353951058867">
            <text:p>65.04</text:p>
          </table:table-cell>
          <table:table-cell table:style-name="ce2" table:formula="of:=[.D39]*[.D39]" office:value-type="float" office:value="17424">
            <text:p>17424</text:p>
          </table:table-cell>
          <table:table-cell table:formula="of:=[.D39]*[.G39]" office:value-type="float" office:value="8584.67215397705">
            <text:p>8584.67</text:p>
          </table:table-cell>
          <table:table-cell table:style-name="ce11" table:formula="of:=[.$E$8]*[.D39]+[.$E$9]" office:value-type="float" office:value="55.9061084716575">
            <text:p>55.9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[.D39]+5" office:value-type="float" office:value="137">
            <text:p>137</text:p>
          </table:table-cell>
          <table:table-cell table:style-name="ce11" table:formula="of:=[.$H$8]*[.D40]+[.$H$9]" office:value-type="float" office:value="58.3333333333333">
            <text:p>58.33</text:p>
          </table:table-cell>
          <table:table-cell table:style-name="ce11" table:formula="of:=RAND()*2*[.$E$10]-[.$E$10]" office:value-type="float" office:value="-4.13222121540457">
            <text:p>-4.13</text:p>
          </table:table-cell>
          <table:table-cell table:style-name="ce11" table:formula="of:=[.$H$8]*[.D40]+[.$H$9]+[.F40]" office:value-type="float" office:value="54.2011121179287">
            <text:p>54.20</text:p>
          </table:table-cell>
          <table:table-cell table:style-name="ce2" table:formula="of:=[.D40]*[.D40]" office:value-type="float" office:value="18769">
            <text:p>18769</text:p>
          </table:table-cell>
          <table:table-cell table:formula="of:=[.D40]*[.G40]" office:value-type="float" office:value="7425.55236015623">
            <text:p>7425.55</text:p>
          </table:table-cell>
          <table:table-cell table:style-name="ce11" table:formula="of:=[.$E$8]*[.D40]+[.$E$9]" office:value-type="float" office:value="58.6783798543514">
            <text:p>58.6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[.D40]+5" office:value-type="float" office:value="142">
            <text:p>142</text:p>
          </table:table-cell>
          <table:table-cell table:style-name="ce11" table:formula="of:=[.$H$8]*[.D41]+[.$H$9]" office:value-type="float" office:value="61.111111111111">
            <text:p>61.11</text:p>
          </table:table-cell>
          <table:table-cell table:style-name="ce11" table:formula="of:=RAND()*2*[.$E$10]-[.$E$10]" office:value-type="float" office:value="3.96352434530854">
            <text:p>3.96</text:p>
          </table:table-cell>
          <table:table-cell table:style-name="ce11" table:formula="of:=[.$H$8]*[.D41]+[.$H$9]+[.F41]" office:value-type="float" office:value="65.0746354564196">
            <text:p>65.07</text:p>
          </table:table-cell>
          <table:table-cell table:style-name="ce2" table:formula="of:=[.D41]*[.D41]" office:value-type="float" office:value="20164">
            <text:p>20164</text:p>
          </table:table-cell>
          <table:table-cell table:formula="of:=[.D41]*[.G41]" office:value-type="float" office:value="9240.59823481158">
            <text:p>9240.60</text:p>
          </table:table-cell>
          <table:table-cell table:style-name="ce11" table:formula="of:=[.$E$8]*[.D41]+[.$E$9]" office:value-type="float" office:value="61.4506512370452">
            <text:p>61.4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[.D41]+5" office:value-type="float" office:value="147">
            <text:p>147</text:p>
          </table:table-cell>
          <table:table-cell table:style-name="ce11" table:formula="of:=[.$H$8]*[.D42]+[.$H$9]" office:value-type="float" office:value="63.8888888888888">
            <text:p>63.89</text:p>
          </table:table-cell>
          <table:table-cell table:style-name="ce11" table:formula="of:=RAND()*2*[.$E$10]-[.$E$10]" office:value-type="float" office:value="-7.43861350696534">
            <text:p>-7.44</text:p>
          </table:table-cell>
          <table:table-cell table:style-name="ce11" table:formula="of:=[.$H$8]*[.D42]+[.$H$9]+[.F42]" office:value-type="float" office:value="56.4502753819235">
            <text:p>56.45</text:p>
          </table:table-cell>
          <table:table-cell table:style-name="ce2" table:formula="of:=[.D42]*[.D42]" office:value-type="float" office:value="21609">
            <text:p>21609</text:p>
          </table:table-cell>
          <table:table-cell table:formula="of:=[.D42]*[.G42]" office:value-type="float" office:value="8298.19048114275">
            <text:p>8298.19</text:p>
          </table:table-cell>
          <table:table-cell table:style-name="ce11" table:formula="of:=[.$E$8]*[.D42]+[.$E$9]" office:value-type="float" office:value="64.2229226197391">
            <text:p>64.2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[.D42]+5" office:value-type="float" office:value="152">
            <text:p>152</text:p>
          </table:table-cell>
          <table:table-cell table:style-name="ce11" table:formula="of:=[.$H$8]*[.D43]+[.$H$9]" office:value-type="float" office:value="66.6666666666666">
            <text:p>66.67</text:p>
          </table:table-cell>
          <table:table-cell table:style-name="ce11" table:formula="of:=RAND()*2*[.$E$10]-[.$E$10]" office:value-type="float" office:value="3.73859622050077">
            <text:p>3.74</text:p>
          </table:table-cell>
          <table:table-cell table:style-name="ce11" table:formula="of:=[.$H$8]*[.D43]+[.$H$9]+[.F43]" office:value-type="float" office:value="70.4052628871674">
            <text:p>70.41</text:p>
          </table:table-cell>
          <table:table-cell table:style-name="ce2" table:formula="of:=[.D43]*[.D43]" office:value-type="float" office:value="23104">
            <text:p>23104</text:p>
          </table:table-cell>
          <table:table-cell table:formula="of:=[.D43]*[.G43]" office:value-type="float" office:value="10701.5999588494">
            <text:p>10701.60</text:p>
          </table:table-cell>
          <table:table-cell table:style-name="ce11" table:formula="of:=[.$E$8]*[.D43]+[.$E$9]" office:value-type="float" office:value="66.995194002433">
            <text:p>67.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[.D43]+5" office:value-type="float" office:value="157">
            <text:p>157</text:p>
          </table:table-cell>
          <table:table-cell table:style-name="ce11" table:formula="of:=[.$H$8]*[.D44]+[.$H$9]" office:value-type="float" office:value="69.4444444444444">
            <text:p>69.44</text:p>
          </table:table-cell>
          <table:table-cell table:style-name="ce11" table:formula="of:=RAND()*2*[.$E$10]-[.$E$10]" office:value-type="float" office:value="-2.65690072439611">
            <text:p>-2.66</text:p>
          </table:table-cell>
          <table:table-cell table:style-name="ce11" table:formula="of:=[.$H$8]*[.D44]+[.$H$9]+[.F44]" office:value-type="float" office:value="66.7875437200483">
            <text:p>66.79</text:p>
          </table:table-cell>
          <table:table-cell table:style-name="ce2" table:formula="of:=[.D44]*[.D44]" office:value-type="float" office:value="24649">
            <text:p>24649</text:p>
          </table:table-cell>
          <table:table-cell table:formula="of:=[.D44]*[.G44]" office:value-type="float" office:value="10485.6443640476">
            <text:p>10485.64</text:p>
          </table:table-cell>
          <table:table-cell table:style-name="ce11" table:formula="of:=[.$E$8]*[.D44]+[.$E$9]" office:value-type="float" office:value="69.7674653851269">
            <text:p>69.7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[.D44]+5" office:value-type="float" office:value="162">
            <text:p>162</text:p>
          </table:table-cell>
          <table:table-cell table:style-name="ce11" table:formula="of:=[.$H$8]*[.D45]+[.$H$9]" office:value-type="float" office:value="72.2222222222221">
            <text:p>72.22</text:p>
          </table:table-cell>
          <table:table-cell table:style-name="ce11" table:formula="of:=RAND()*2*[.$E$10]-[.$E$10]" office:value-type="float" office:value="9.27929232828319">
            <text:p>9.28</text:p>
          </table:table-cell>
          <table:table-cell table:style-name="ce11" table:formula="of:=[.$H$8]*[.D45]+[.$H$9]+[.F45]" office:value-type="float" office:value="81.5015145505053">
            <text:p>81.50</text:p>
          </table:table-cell>
          <table:table-cell table:style-name="ce2" table:formula="of:=[.D45]*[.D45]" office:value-type="float" office:value="26244">
            <text:p>26244</text:p>
          </table:table-cell>
          <table:table-cell table:formula="of:=[.D45]*[.G45]" office:value-type="float" office:value="13203.2453571819">
            <text:p>13203.25</text:p>
          </table:table-cell>
          <table:table-cell table:style-name="ce11" table:formula="of:=[.$E$8]*[.D45]+[.$E$9]" office:value-type="float" office:value="72.5397367678208">
            <text:p>72.5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[.D45]+5" office:value-type="float" office:value="167">
            <text:p>167</text:p>
          </table:table-cell>
          <table:table-cell table:style-name="ce11" table:formula="of:=[.$H$8]*[.D46]+[.$H$9]" office:value-type="float" office:value="74.9999999999999">
            <text:p>75.00</text:p>
          </table:table-cell>
          <table:table-cell table:style-name="ce11" table:formula="of:=RAND()*2*[.$E$10]-[.$E$10]" office:value-type="float" office:value="7.23184374626726">
            <text:p>7.23</text:p>
          </table:table-cell>
          <table:table-cell table:style-name="ce11" table:formula="of:=[.$H$8]*[.D46]+[.$H$9]+[.F46]" office:value-type="float" office:value="82.2318437462672">
            <text:p>82.23</text:p>
          </table:table-cell>
          <table:table-cell table:style-name="ce2" table:formula="of:=[.D46]*[.D46]" office:value-type="float" office:value="27889">
            <text:p>27889</text:p>
          </table:table-cell>
          <table:table-cell table:formula="of:=[.D46]*[.G46]" office:value-type="float" office:value="13732.7179056266">
            <text:p>13732.72</text:p>
          </table:table-cell>
          <table:table-cell table:style-name="ce11" table:formula="of:=[.$E$8]*[.D46]+[.$E$9]" office:value-type="float" office:value="75.3120081505147">
            <text:p>75.3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[.D46]+5" office:value-type="float" office:value="172">
            <text:p>172</text:p>
          </table:table-cell>
          <table:table-cell table:style-name="ce11" table:formula="of:=[.$H$8]*[.D47]+[.$H$9]" office:value-type="float" office:value="77.7777777777777">
            <text:p>77.78</text:p>
          </table:table-cell>
          <table:table-cell table:style-name="ce11" table:formula="of:=RAND()*2*[.$E$10]-[.$E$10]" office:value-type="float" office:value="1.32994072977453">
            <text:p>1.33</text:p>
          </table:table-cell>
          <table:table-cell table:style-name="ce11" table:formula="of:=[.$H$8]*[.D47]+[.$H$9]+[.F47]" office:value-type="float" office:value="79.1077185075522">
            <text:p>79.11</text:p>
          </table:table-cell>
          <table:table-cell table:style-name="ce2" table:formula="of:=[.D47]*[.D47]" office:value-type="float" office:value="29584">
            <text:p>29584</text:p>
          </table:table-cell>
          <table:table-cell table:formula="of:=[.D47]*[.G47]" office:value-type="float" office:value="13606.527583299">
            <text:p>13606.53</text:p>
          </table:table-cell>
          <table:table-cell table:style-name="ce11" table:formula="of:=[.$E$8]*[.D47]+[.$E$9]" office:value-type="float" office:value="78.0842795332086">
            <text:p>78.0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[.D47]+5" office:value-type="float" office:value="177">
            <text:p>177</text:p>
          </table:table-cell>
          <table:table-cell table:style-name="ce11" table:formula="of:=[.$H$8]*[.D48]+[.$H$9]" office:value-type="float" office:value="80.5555555555555">
            <text:p>80.56</text:p>
          </table:table-cell>
          <table:table-cell table:style-name="ce11" table:formula="of:=RAND()*2*[.$E$10]-[.$E$10]" office:value-type="float" office:value="2.18695293646306">
            <text:p>2.19</text:p>
          </table:table-cell>
          <table:table-cell table:style-name="ce11" table:formula="of:=[.$H$8]*[.D48]+[.$H$9]+[.F48]" office:value-type="float" office:value="82.7425084920185">
            <text:p>82.74</text:p>
          </table:table-cell>
          <table:table-cell table:style-name="ce2" table:formula="of:=[.D48]*[.D48]" office:value-type="float" office:value="31329">
            <text:p>31329</text:p>
          </table:table-cell>
          <table:table-cell table:formula="of:=[.D48]*[.G48]" office:value-type="float" office:value="14645.4240030873">
            <text:p>14645.42</text:p>
          </table:table-cell>
          <table:table-cell table:style-name="ce11" table:formula="of:=[.$E$8]*[.D48]+[.$E$9]" office:value-type="float" office:value="80.8565509159024">
            <text:p>80.8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[.D48]+5" office:value-type="float" office:value="182">
            <text:p>182</text:p>
          </table:table-cell>
          <table:table-cell table:style-name="ce11" table:formula="of:=[.$H$8]*[.D49]+[.$H$9]" office:value-type="float" office:value="83.3333333333333">
            <text:p>83.33</text:p>
          </table:table-cell>
          <table:table-cell table:style-name="ce11" table:formula="of:=RAND()*2*[.$E$10]-[.$E$10]" office:value-type="float" office:value="0.46464201528579">
            <text:p>0.46</text:p>
          </table:table-cell>
          <table:table-cell table:style-name="ce11" table:formula="of:=[.$H$8]*[.D49]+[.$H$9]+[.F49]" office:value-type="float" office:value="83.797975348619">
            <text:p>83.80</text:p>
          </table:table-cell>
          <table:table-cell table:style-name="ce2" table:formula="of:=[.D49]*[.D49]" office:value-type="float" office:value="33124">
            <text:p>33124</text:p>
          </table:table-cell>
          <table:table-cell table:formula="of:=[.D49]*[.G49]" office:value-type="float" office:value="15251.2315134487">
            <text:p>15251.23</text:p>
          </table:table-cell>
          <table:table-cell table:style-name="ce11" table:formula="of:=[.$E$8]*[.D49]+[.$E$9]" office:value-type="float" office:value="83.6288222985963">
            <text:p>83.6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[.D49]+5" office:value-type="float" office:value="187">
            <text:p>187</text:p>
          </table:table-cell>
          <table:table-cell table:style-name="ce11" table:formula="of:=[.$H$8]*[.D50]+[.$H$9]" office:value-type="float" office:value="86.111111111111">
            <text:p>86.11</text:p>
          </table:table-cell>
          <table:table-cell table:style-name="ce11" table:formula="of:=RAND()*2*[.$E$10]-[.$E$10]" office:value-type="float" office:value="-3.62440066412091">
            <text:p>-3.62</text:p>
          </table:table-cell>
          <table:table-cell table:style-name="ce11" table:formula="of:=[.$H$8]*[.D50]+[.$H$9]+[.F50]" office:value-type="float" office:value="82.4867104469901">
            <text:p>82.49</text:p>
          </table:table-cell>
          <table:table-cell table:style-name="ce2" table:formula="of:=[.D50]*[.D50]" office:value-type="float" office:value="34969">
            <text:p>34969</text:p>
          </table:table-cell>
          <table:table-cell table:formula="of:=[.D50]*[.G50]" office:value-type="float" office:value="15425.0148535872">
            <text:p>15425.01</text:p>
          </table:table-cell>
          <table:table-cell table:style-name="ce11" table:formula="of:=[.$E$8]*[.D50]+[.$E$9]" office:value-type="float" office:value="86.4010936812902">
            <text:p>86.4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[.D50]+5" office:value-type="float" office:value="192">
            <text:p>192</text:p>
          </table:table-cell>
          <table:table-cell table:style-name="ce11" table:formula="of:=[.$H$8]*[.D51]+[.$H$9]" office:value-type="float" office:value="88.8888888888888">
            <text:p>88.89</text:p>
          </table:table-cell>
          <table:table-cell table:style-name="ce11" table:formula="of:=RAND()*2*[.$E$10]-[.$E$10]" office:value-type="float" office:value="-4.28854780737311">
            <text:p>-4.29</text:p>
          </table:table-cell>
          <table:table-cell table:style-name="ce11" table:formula="of:=[.$H$8]*[.D51]+[.$H$9]+[.F51]" office:value-type="float" office:value="84.6003410815157">
            <text:p>84.60</text:p>
          </table:table-cell>
          <table:table-cell table:style-name="ce2" table:formula="of:=[.D51]*[.D51]" office:value-type="float" office:value="36864">
            <text:p>36864</text:p>
          </table:table-cell>
          <table:table-cell table:formula="of:=[.D51]*[.G51]" office:value-type="float" office:value="16243.265487651">
            <text:p>16243.27</text:p>
          </table:table-cell>
          <table:table-cell table:style-name="ce11" table:formula="of:=[.$E$8]*[.D51]+[.$E$9]" office:value-type="float" office:value="89.1733650639841">
            <text:p>89.1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[.D51]+5" office:value-type="float" office:value="197">
            <text:p>197</text:p>
          </table:table-cell>
          <table:table-cell table:style-name="ce11" table:formula="of:=[.$H$8]*[.D52]+[.$H$9]" office:value-type="float" office:value="91.6666666666666">
            <text:p>91.67</text:p>
          </table:table-cell>
          <table:table-cell table:style-name="ce11" table:formula="of:=RAND()*2*[.$E$10]-[.$E$10]" office:value-type="float" office:value="1.8701612111181">
            <text:p>1.87</text:p>
          </table:table-cell>
          <table:table-cell table:style-name="ce11" table:formula="of:=[.$H$8]*[.D52]+[.$H$9]+[.F52]" office:value-type="float" office:value="93.5368278777847">
            <text:p>93.54</text:p>
          </table:table-cell>
          <table:table-cell table:style-name="ce2" table:formula="of:=[.D52]*[.D52]" office:value-type="float" office:value="38809">
            <text:p>38809</text:p>
          </table:table-cell>
          <table:table-cell table:formula="of:=[.D52]*[.G52]" office:value-type="float" office:value="18426.7550919236">
            <text:p>18426.76</text:p>
          </table:table-cell>
          <table:table-cell table:style-name="ce11" table:formula="of:=[.$E$8]*[.D52]+[.$E$9]" office:value-type="float" office:value="91.945636446678">
            <text:p>91.9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[.D52]+5" office:value-type="float" office:value="202">
            <text:p>202</text:p>
          </table:table-cell>
          <table:table-cell table:style-name="ce11" table:formula="of:=[.$H$8]*[.D53]+[.$H$9]" office:value-type="float" office:value="94.4444444444443">
            <text:p>94.44</text:p>
          </table:table-cell>
          <table:table-cell table:style-name="ce11" table:formula="of:=RAND()*2*[.$E$10]-[.$E$10]" office:value-type="float" office:value="-4.72850685473532">
            <text:p>-4.73</text:p>
          </table:table-cell>
          <table:table-cell table:style-name="ce11" table:formula="of:=[.$H$8]*[.D53]+[.$H$9]+[.F53]" office:value-type="float" office:value="89.715937589709">
            <text:p>89.72</text:p>
          </table:table-cell>
          <table:table-cell table:style-name="ce2" table:formula="of:=[.D53]*[.D53]" office:value-type="float" office:value="40804">
            <text:p>40804</text:p>
          </table:table-cell>
          <table:table-cell table:formula="of:=[.D53]*[.G53]" office:value-type="float" office:value="18122.6193931212">
            <text:p>18122.62</text:p>
          </table:table-cell>
          <table:table-cell table:style-name="ce11" table:formula="of:=[.$E$8]*[.D53]+[.$E$9]" office:value-type="float" office:value="94.7179078293719">
            <text:p>94.7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[.D53]+5" office:value-type="float" office:value="207">
            <text:p>207</text:p>
          </table:table-cell>
          <table:table-cell table:style-name="ce11" table:formula="of:=[.$H$8]*[.D54]+[.$H$9]" office:value-type="float" office:value="97.2222222222221">
            <text:p>97.22</text:p>
          </table:table-cell>
          <table:table-cell table:style-name="ce11" table:formula="of:=RAND()*2*[.$E$10]-[.$E$10]" office:value-type="float" office:value="-8.52672442793846">
            <text:p>-8.53</text:p>
          </table:table-cell>
          <table:table-cell table:style-name="ce11" table:formula="of:=[.$H$8]*[.D54]+[.$H$9]+[.F54]" office:value-type="float" office:value="88.6954977942836">
            <text:p>88.70</text:p>
          </table:table-cell>
          <table:table-cell table:style-name="ce2" table:formula="of:=[.D54]*[.D54]" office:value-type="float" office:value="42849">
            <text:p>42849</text:p>
          </table:table-cell>
          <table:table-cell table:formula="of:=[.D54]*[.G54]" office:value-type="float" office:value="18359.9680434167">
            <text:p>18359.97</text:p>
          </table:table-cell>
          <table:table-cell table:style-name="ce11" table:formula="of:=[.$E$8]*[.D54]+[.$E$9]" office:value-type="float" office:value="97.4901792120658">
            <text:p>97.4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[.D54]+5" office:value-type="float" office:value="212">
            <text:p>212</text:p>
          </table:table-cell>
          <table:table-cell table:style-name="ce11" table:formula="of:=[.$H$8]*[.D55]+[.$H$9]" office:value-type="float" office:value="99.9999999999999">
            <text:p>100.00</text:p>
          </table:table-cell>
          <table:table-cell table:style-name="ce11" table:formula="of:=RAND()*2*[.$E$10]-[.$E$10]" office:value-type="float" office:value="-6.7428541649133">
            <text:p>-6.74</text:p>
          </table:table-cell>
          <table:table-cell table:style-name="ce11" table:formula="of:=[.$H$8]*[.D55]+[.$H$9]+[.F55]" office:value-type="float" office:value="93.2571458350866">
            <text:p>93.26</text:p>
          </table:table-cell>
          <table:table-cell table:style-name="ce2" table:formula="of:=[.D55]*[.D55]" office:value-type="float" office:value="44944">
            <text:p>44944</text:p>
          </table:table-cell>
          <table:table-cell table:formula="of:=[.D55]*[.G55]" office:value-type="float" office:value="19770.5149170384">
            <text:p>19770.51</text:p>
          </table:table-cell>
          <table:table-cell table:style-name="ce11" table:formula="of:=[.$E$8]*[.D55]+[.$E$9]" office:value-type="float" office:value="100.26245059476">
            <text:p>100.26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<text:s/></text:p>
          </table:table-cell>
          <table:table-cell table:number-columns-repeated="101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otData" table:style-name="ta1" table:print="false">
        <table:table-column table:style-name="co1" table:default-cell-style-name="Default"/>
        <table:table-row table:style-name="ro1">
          <table:table-cell>
            <draw:frame table:end-cell-address="PlotData.L30" table:end-x="0.0409in" table:end-y="0.1594in" draw:z-index="0" draw:style-name="gr1" draw:text-style-name="P1" svg:width="9.8012in" svg:height="5.3055in" svg:x="0.0189in" svg:y="0.0102in">
              <draw:object draw:notify-on-update-of-ranges="LinearCurveFit_YouCanChange.D19:LinearCurveFit_YouCanChange.D55 LinearCurveFit_YouCanChange.E18:LinearCurveFit_YouCanChange.E18 LinearCurveFit_YouCanChange.E19:LinearCurveFit_YouCanChange.E55 LinearCurveFit_YouCanChange.D19:LinearCurveFit_YouCanChange.D55 LinearCurveFit_YouCanChange.G17:LinearCurveFit_YouCanChange.G18 LinearCurveFit_YouCanChange.G19:LinearCurveFit_YouCanChange.G55 LinearCurveFit_YouCanChange.D19:LinearCurveFit_YouCanChange.D55 LinearCurveFit_YouCanChange.J17:LinearCurveFit_YouCanChange.J18 LinearCurveFit_YouCanChange.J19:LinearCurveFit_YouCanChange.J5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8">09/28/2023</text:date>, <text:time>23:4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4:12:39.16</meta:creation-date>
    <meta:editing-duration>PT6H49M21S</meta:editing-duration>
    <meta:editing-cycles>17</meta:editing-cycles>
    <meta:generator>OpenOffice/4.1.14$Win32 OpenOffice.org_project/4114m1$Build-9811</meta:generator>
    <meta:initial-creator>RCC RCCD</meta:initial-creator>
    <dc:date>2023-09-28T23:49:04.56</dc:date>
    <meta:document-statistic meta:table-count="3" meta:cell-count="7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2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896cm" svg:height="13.477cm" xlink:href=".." xlink:type="simple" chart:class="chart:scatter" chart:style-name="ch1">
        <chart:title svg:x="10.036cm" svg:y="0.405cm" chart:style-name="ch2">
          <text:p>Least Squares Curve Fit</text:p>
        </chart:title>
        <chart:subtitle svg:x="9.295cm" svg:y="1.453cm" chart:style-name="ch3">
          <text:p>Temperature Fahrenheit vs. Celsius</text:p>
        </chart:subtitle>
        <chart:legend chart:legend-position="end" svg:x="19.424cm" svg:y="5.902cm" style:legend-expansion="high" chart:style-name="ch4"/>
        <chart:plot-area chart:style-name="ch5" table:cell-range-address="LinearCurveFit_YouCanChange.D19:LinearCurveFit_YouCanChange.E55 LinearCurveFit_YouCanChange.E18:LinearCurveFit_YouCanChange.E18 LinearCurveFit_YouCanChange.G17:LinearCurveFit_YouCanChange.G55 LinearCurveFit_YouCanChange.J17:LinearCurveFit_YouCanChange.J55" chart:data-source-has-labels="row" svg:x="1.535cm" svg:y="2.674cm" svg:width="16.895cm" svg:height="9.526cm">
          <chartooo:coordinate-region svg:x="2.818cm" svg:y="2.886cm" svg:width="15.332cm" svg:height="9.102cm"/>
          <chart:axis chart:dimension="x" chart:name="primary-x" chart:style-name="ch6">
            <chart:title svg:x="8.562cm" svg:y="12.47cm" chart:style-name="ch7">
              <text:p>Degree Fahrenheit</text:p>
            </chart:title>
            <chart:grid chart:style-name="ch8" chart:class="major"/>
          </chart:axis>
          <chart:axis chart:dimension="y" chart:name="primary-y" chart:style-name="ch9">
            <chart:title svg:x="0.451cm" svg:y="8.738cm" chart:style-name="ch10">
              <text:p>Degree Celsisus</text:p>
            </chart:title>
            <chart:grid chart:style-name="ch8" chart:class="major"/>
          </chart:axis>
          <chart:series chart:style-name="ch11" chart:values-cell-range-address="LinearCurveFit_YouCanChange.E19:LinearCurveFit_YouCanChange.E55" chart:label-cell-address="LinearCurveFit_YouCanChange.E18:LinearCurveFit_YouCanChange.E18" chart:class="chart:scatter">
            <chart:domain table:cell-range-address="LinearCurveFit_YouCanChange.D19:LinearCurveFit_YouCanChange.D55"/>
            <chart:data-point chart:repeated="37"/>
          </chart:series>
          <chart:series chart:style-name="ch12" chart:values-cell-range-address="LinearCurveFit_YouCanChange.G19:LinearCurveFit_YouCanChange.G55" chart:label-cell-address="LinearCurveFit_YouCanChange.G17:LinearCurveFit_YouCanChange.G18" chart:class="chart:scatter">
            <chart:data-point chart:repeated="37"/>
          </chart:series>
          <chart:series chart:style-name="ch13" chart:values-cell-range-address="LinearCurveFit_YouCanChange.J19:LinearCurveFit_YouCanChange.J55" chart:label-cell-address="LinearCurveFit_YouCanChange.J17:LinearCurveFit_YouCanChange.J18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Y → Linear</text:p>
                <draw:g>
                  <svg:desc>LinearCurveFit_YouCanChange.E18:LinearCurveFit_YouCanChange.E18</svg:desc>
                </draw:g>
              </table:table-cell>
              <table:table-cell office:value-type="string">
                <text:p>Measurement Y'  → Noise</text:p>
                <text:list>
                  <text:list-item>
                    <text:p>Measurement</text:p>
                  </text:list-item>
                  <text:list-item>
                    <text:p>Y'  → Noise</text:p>
                  </text:list-item>
                </text:list>
                <draw:g>
                  <svg:desc>LinearCurveFit_YouCanChange.G17:LinearCurveFit_YouCanChange.G18</svg:desc>
                </draw:g>
              </table:table-cell>
              <table:table-cell office:value-type="string">
                <text:p>Calculated Y → From Data</text:p>
                <text:list>
                  <text:list-item>
                    <text:p>Calculated</text:p>
                  </text:list-item>
                  <text:list-item>
                    <text:p>Y → From Data</text:p>
                  </text:list-item>
                </text:list>
                <draw:g>
                  <svg:desc>LinearCurveFit_YouCanChange.J17:LinearCurveFit_YouCanChange.J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LinearCurveFit_YouCanChange.D19:LinearCurveFit_YouCanChange.D55</svg:desc>
                </draw:g>
              </table:table-cell>
              <table:table-cell office:value-type="float" office:value="0">
                <text:p>0</text:p>
                <draw:g>
                  <svg:desc>LinearCurveFit_YouCanChange.E19:LinearCurveFit_YouCanChange.E55</svg:desc>
                </draw:g>
              </table:table-cell>
              <table:table-cell office:value-type="float" office:value="-8.57406113296747">
                <text:p>-8.57406113296747</text:p>
                <draw:g>
                  <svg:desc>LinearCurveFit_YouCanChange.G19:LinearCurveFit_YouCanChange.G55</svg:desc>
                </draw:g>
              </table:table-cell>
              <table:table-cell office:value-type="float" office:value="0.460680817779771">
                <text:p>0.460680817779771</text:p>
                <draw:g>
                  <svg:desc>LinearCurveFit_YouCanChange.J19:LinearCurveFit_YouCanChange.J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.77777777777777">
                <text:p>2.77777777777777</text:p>
              </table:table-cell>
              <table:table-cell office:value-type="float" office:value="-1.12059517970516">
                <text:p>-1.12059517970516</text:p>
              </table:table-cell>
              <table:table-cell office:value-type="float" office:value="3.23295220047365">
                <text:p>3.23295220047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5.55555555555555">
                <text:p>5.55555555555555</text:p>
              </table:table-cell>
              <table:table-cell office:value-type="float" office:value="-4.04525995202777">
                <text:p>-4.04525995202777</text:p>
              </table:table-cell>
              <table:table-cell office:value-type="float" office:value="6.00522358316754">
                <text:p>6.00522358316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.28570691061516">
                <text:p>1.28570691061516</text:p>
              </table:table-cell>
              <table:table-cell office:value-type="float" office:value="8.77749496586143">
                <text:p>8.77749496586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20.4205191332019">
                <text:p>20.4205191332019</text:p>
              </table:table-cell>
              <table:table-cell office:value-type="float" office:value="11.5497663485553">
                <text:p>11.5497663485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4.38628278103552">
                <text:p>4.38628278103552</text:p>
              </table:table-cell>
              <table:table-cell office:value-type="float" office:value="14.3220377312492">
                <text:p>14.3220377312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1.2705270682151">
                <text:p>21.2705270682151</text:p>
              </table:table-cell>
              <table:table-cell office:value-type="float" office:value="17.0943091139431">
                <text:p>17.0943091139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26.7718941433769">
                <text:p>26.7718941433769</text:p>
              </table:table-cell>
              <table:table-cell office:value-type="float" office:value="19.866580496637">
                <text:p>19.866580496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24.2868187997697">
                <text:p>24.2868187997697</text:p>
              </table:table-cell>
              <table:table-cell office:value-type="float" office:value="22.6388518793309">
                <text:p>22.6388518793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34.3336149537936">
                <text:p>34.3336149537936</text:p>
              </table:table-cell>
              <table:table-cell office:value-type="float" office:value="25.4111232620247">
                <text:p>25.41112326202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27.7777777777777">
                <text:p>27.7777777777777</text:p>
              </table:table-cell>
              <table:table-cell office:value-type="float" office:value="31.0904393929781">
                <text:p>31.0904393929781</text:p>
              </table:table-cell>
              <table:table-cell office:value-type="float" office:value="28.1833946447186">
                <text:p>28.1833946447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30.5555555555555">
                <text:p>30.5555555555555</text:p>
              </table:table-cell>
              <table:table-cell office:value-type="float" office:value="30.1349513563845">
                <text:p>30.1349513563845</text:p>
              </table:table-cell>
              <table:table-cell office:value-type="float" office:value="30.9556660274125">
                <text:p>30.9556660274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3.5633352662747">
                <text:p>33.5633352662747</text:p>
              </table:table-cell>
              <table:table-cell office:value-type="float" office:value="33.7279374101064">
                <text:p>33.72793741010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1.7928640880725">
                <text:p>31.7928640880725</text:p>
              </table:table-cell>
              <table:table-cell office:value-type="float" office:value="36.5002087928003">
                <text:p>36.50020879280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38.8888888888888">
                <text:p>38.8888888888888</text:p>
              </table:table-cell>
              <table:table-cell office:value-type="float" office:value="37.546049821087">
                <text:p>37.546049821087</text:p>
              </table:table-cell>
              <table:table-cell office:value-type="float" office:value="39.2724801754942">
                <text:p>39.2724801754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">
                <text:p>107</text:p>
              </table:table-cell>
              <table:table-cell office:value-type="float" office:value="41.6666666666666">
                <text:p>41.6666666666666</text:p>
              </table:table-cell>
              <table:table-cell office:value-type="float" office:value="50.4342551964024">
                <text:p>50.4342551964024</text:p>
              </table:table-cell>
              <table:table-cell office:value-type="float" office:value="42.044751558188">
                <text:p>42.044751558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36.1663567036804">
                <text:p>36.1663567036804</text:p>
              </table:table-cell>
              <table:table-cell office:value-type="float" office:value="44.8170229408819">
                <text:p>44.81702294088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54.5119777854738">
                <text:p>54.5119777854738</text:p>
              </table:table-cell>
              <table:table-cell office:value-type="float" office:value="47.5892943235758">
                <text:p>47.5892943235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57.7932396810501">
                <text:p>57.7932396810501</text:p>
              </table:table-cell>
              <table:table-cell office:value-type="float" office:value="50.3615657062697">
                <text:p>50.36156570626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52.7777777777777">
                <text:p>52.7777777777777</text:p>
              </table:table-cell>
              <table:table-cell office:value-type="float" office:value="61.7007683755622">
                <text:p>61.7007683755622</text:p>
              </table:table-cell>
              <table:table-cell office:value-type="float" office:value="53.1338370889636">
                <text:p>53.13383708896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55.5555555555555">
                <text:p>55.5555555555555</text:p>
              </table:table-cell>
              <table:table-cell office:value-type="float" office:value="65.0353951058867">
                <text:p>65.0353951058867</text:p>
              </table:table-cell>
              <table:table-cell office:value-type="float" office:value="55.9061084716575">
                <text:p>55.90610847165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4.2011121179287">
                <text:p>54.2011121179287</text:p>
              </table:table-cell>
              <table:table-cell office:value-type="float" office:value="58.6783798543514">
                <text:p>58.67837985435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">
                <text:p>142</text:p>
              </table:table-cell>
              <table:table-cell office:value-type="float" office:value="61.111111111111">
                <text:p>61.111111111111</text:p>
              </table:table-cell>
              <table:table-cell office:value-type="float" office:value="65.0746354564196">
                <text:p>65.0746354564196</text:p>
              </table:table-cell>
              <table:table-cell office:value-type="float" office:value="61.4506512370452">
                <text:p>61.4506512370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63.8888888888888">
                <text:p>63.8888888888888</text:p>
              </table:table-cell>
              <table:table-cell office:value-type="float" office:value="56.4502753819235">
                <text:p>56.4502753819235</text:p>
              </table:table-cell>
              <table:table-cell office:value-type="float" office:value="64.2229226197391">
                <text:p>64.2229226197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">
                <text:p>152</text:p>
              </table:table-cell>
              <table:table-cell office:value-type="float" office:value="66.6666666666666">
                <text:p>66.6666666666666</text:p>
              </table:table-cell>
              <table:table-cell office:value-type="float" office:value="70.4052628871674">
                <text:p>70.4052628871674</text:p>
              </table:table-cell>
              <table:table-cell office:value-type="float" office:value="66.995194002433">
                <text:p>66.9951940024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">
                <text:p>157</text:p>
              </table:table-cell>
              <table:table-cell office:value-type="float" office:value="69.4444444444444">
                <text:p>69.4444444444444</text:p>
              </table:table-cell>
              <table:table-cell office:value-type="float" office:value="66.7875437200483">
                <text:p>66.7875437200483</text:p>
              </table:table-cell>
              <table:table-cell office:value-type="float" office:value="69.7674653851269">
                <text:p>69.76746538512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">
                <text:p>162</text:p>
              </table:table-cell>
              <table:table-cell office:value-type="float" office:value="72.2222222222221">
                <text:p>72.2222222222221</text:p>
              </table:table-cell>
              <table:table-cell office:value-type="float" office:value="81.5015145505053">
                <text:p>81.5015145505053</text:p>
              </table:table-cell>
              <table:table-cell office:value-type="float" office:value="72.5397367678208">
                <text:p>72.5397367678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">
                <text:p>167</text:p>
              </table:table-cell>
              <table:table-cell office:value-type="float" office:value="74.9999999999999">
                <text:p>74.9999999999999</text:p>
              </table:table-cell>
              <table:table-cell office:value-type="float" office:value="82.2318437462672">
                <text:p>82.2318437462672</text:p>
              </table:table-cell>
              <table:table-cell office:value-type="float" office:value="75.3120081505147">
                <text:p>75.31200815051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77.7777777777777">
                <text:p>77.7777777777777</text:p>
              </table:table-cell>
              <table:table-cell office:value-type="float" office:value="79.1077185075522">
                <text:p>79.1077185075522</text:p>
              </table:table-cell>
              <table:table-cell office:value-type="float" office:value="78.0842795332086">
                <text:p>78.0842795332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80.5555555555555">
                <text:p>80.5555555555555</text:p>
              </table:table-cell>
              <table:table-cell office:value-type="float" office:value="82.7425084920185">
                <text:p>82.7425084920185</text:p>
              </table:table-cell>
              <table:table-cell office:value-type="float" office:value="80.8565509159024">
                <text:p>80.85655091590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">
                <text:p>18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83.797975348619">
                <text:p>83.797975348619</text:p>
              </table:table-cell>
              <table:table-cell office:value-type="float" office:value="83.6288222985963">
                <text:p>83.62882229859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7">
                <text:p>187</text:p>
              </table:table-cell>
              <table:table-cell office:value-type="float" office:value="86.111111111111">
                <text:p>86.111111111111</text:p>
              </table:table-cell>
              <table:table-cell office:value-type="float" office:value="82.4867104469901">
                <text:p>82.4867104469901</text:p>
              </table:table-cell>
              <table:table-cell office:value-type="float" office:value="86.4010936812902">
                <text:p>86.40109368129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">
                <text:p>192</text:p>
              </table:table-cell>
              <table:table-cell office:value-type="float" office:value="88.8888888888888">
                <text:p>88.8888888888888</text:p>
              </table:table-cell>
              <table:table-cell office:value-type="float" office:value="84.6003410815157">
                <text:p>84.6003410815157</text:p>
              </table:table-cell>
              <table:table-cell office:value-type="float" office:value="89.1733650639841">
                <text:p>89.1733650639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">
                <text:p>197</text:p>
              </table:table-cell>
              <table:table-cell office:value-type="float" office:value="91.6666666666666">
                <text:p>91.6666666666666</text:p>
              </table:table-cell>
              <table:table-cell office:value-type="float" office:value="93.5368278777847">
                <text:p>93.5368278777847</text:p>
              </table:table-cell>
              <table:table-cell office:value-type="float" office:value="91.945636446678">
                <text:p>91.9456364466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">
                <text:p>202</text:p>
              </table:table-cell>
              <table:table-cell office:value-type="float" office:value="94.4444444444443">
                <text:p>94.4444444444443</text:p>
              </table:table-cell>
              <table:table-cell office:value-type="float" office:value="89.715937589709">
                <text:p>89.715937589709</text:p>
              </table:table-cell>
              <table:table-cell office:value-type="float" office:value="94.7179078293719">
                <text:p>94.71790782937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">
                <text:p>207</text:p>
              </table:table-cell>
              <table:table-cell office:value-type="float" office:value="97.2222222222221">
                <text:p>97.2222222222221</text:p>
              </table:table-cell>
              <table:table-cell office:value-type="float" office:value="88.6954977942836">
                <text:p>88.6954977942836</text:p>
              </table:table-cell>
              <table:table-cell office:value-type="float" office:value="97.4901792120658">
                <text:p>97.49017921206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99.9999999999999">
                <text:p>99.9999999999999</text:p>
              </table:table-cell>
              <table:table-cell office:value-type="float" office:value="93.2571458350866">
                <text:p>93.2571458350866</text:p>
              </table:table-cell>
              <table:table-cell office:value-type="float" office:value="100.26245059476">
                <text:p>100.26245059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